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55cm"/>
    </style:style>
    <style:style style:name="co2" style:family="table-column">
      <style:table-column-properties fo:break-before="auto" style:column-width="4.008cm"/>
    </style:style>
    <style:style style:name="co3" style:family="table-column">
      <style:table-column-properties fo:break-before="auto" style:column-width="5.096cm"/>
    </style:style>
    <style:style style:name="co4" style:family="table-column">
      <style:table-column-properties fo:break-before="auto" style:column-width="1.7cm"/>
    </style:style>
    <style:style style:name="ro1" style:family="table-row">
      <style:table-row-properties style:row-height="0.508cm" fo:break-before="auto" style:use-optimal-row-height="true"/>
    </style:style>
    <style:style style:name="ta1" style:family="table" style:master-page-name="PageStyle_5f_Чаты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Чат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intent_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rst_skill</text:p>
          </table:table-cell>
          <table:table-cell office:value-type="string" calcext:value-type="string">
            <text:p>last_skill</text:p>
          </table:table-cell>
          <table:table-cell office:value-type="string" calcext:value-type="string">
            <text:p>inde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k_highly_profitable</text:p>
          </table:table-cell>
          <table:table-cell office:value-type="string" calcext:value-type="string">
            <text:p>assist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remium_sales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s_termination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est_util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pm_back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3" calcext:value-type="float">
            <text:p>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65" calcext:value-type="float">
            <text:p>2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76" calcext:value-type="float">
            <text:p>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83" calcext:value-type="float">
            <text:p>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85" calcext:value-type="float">
            <text:p>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88" calcext:value-type="float">
            <text:p>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89" calcext:value-type="float">
            <text:p>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90" calcext:value-type="float">
            <text:p>2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91" calcext:value-type="float">
            <text:p>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95" calcext:value-type="float">
            <text:p>2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96" calcext:value-type="float">
            <text:p>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remium_sales</text:p>
          </table:table-cell>
          <table:table-cell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02" calcext:value-type="float">
            <text:p>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18" calcext:value-type="float">
            <text:p>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19" calcext:value-type="float">
            <text:p>3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24" calcext:value-type="float">
            <text:p>3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25" calcext:value-type="float">
            <text:p>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26" calcext:value-type="float">
            <text:p>3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kk_transfer</text:p>
          </table:table-cell>
          <table:table-cell office:value-type="float" office:value="327" calcext:value-type="float">
            <text:p>3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32" calcext:value-type="float">
            <text:p>3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33" calcext:value-type="float">
            <text:p>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34" calcext:value-type="float">
            <text:p>3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35" calcext:value-type="float">
            <text:p>3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37" calcext:value-type="float">
            <text:p>3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39" calcext:value-type="float">
            <text:p>3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40" calcext:value-type="float">
            <text:p>3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41" calcext:value-type="float">
            <text:p>3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42" calcext:value-type="float">
            <text:p>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46" calcext:value-type="float">
            <text:p>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47" calcext:value-type="float">
            <text:p>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48" calcext:value-type="float">
            <text:p>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49" calcext:value-type="float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51" calcext:value-type="float">
            <text:p>3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52" calcext:value-type="float">
            <text:p>3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_top_client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354" calcext:value-type="float">
            <text:p>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55" calcext:value-type="float">
            <text:p>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57" calcext:value-type="float">
            <text:p>3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58" calcext:value-type="float">
            <text:p>3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61" calcext:value-type="float">
            <text:p>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62" calcext:value-type="float">
            <text:p>3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63" calcext:value-type="float">
            <text:p>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64" calcext:value-type="float">
            <text:p>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office:value-type="string" calcext:value-type="string">
            <text:p>dk_service</text:p>
          </table:table-cell>
          <table:table-cell office:value-type="string" calcext:value-type="string">
            <text:p>deposit</text:p>
          </table:table-cell>
          <table:table-cell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66" calcext:value-type="float">
            <text:p>3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67" calcext:value-type="float">
            <text:p>3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69" calcext:value-type="float">
            <text:p>3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70" calcext:value-type="float">
            <text:p>3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71" calcext:value-type="float">
            <text:p>3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72" calcext:value-type="float">
            <text:p>3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373" calcext:value-type="float">
            <text:p>3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74" calcext:value-type="float">
            <text:p>3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75" calcext:value-type="float">
            <text:p>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76" calcext:value-type="float">
            <text:p>3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77" calcext:value-type="float">
            <text:p>3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78" calcext:value-type="float">
            <text:p>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79" calcext:value-type="float">
            <text:p>3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80" calcext:value-type="float">
            <text:p>3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81" calcext:value-type="float">
            <text:p>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82" calcext:value-type="float">
            <text:p>3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83" calcext:value-type="float">
            <text:p>3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84" calcext:value-type="float">
            <text:p>3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85" calcext:value-type="float">
            <text:p>3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86" calcext:value-type="float">
            <text:p>3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k_carloan_transfer</text:p>
          </table:table-cell>
          <table:table-cell office:value-type="float" office:value="387" calcext:value-type="float">
            <text:p>3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88" calcext:value-type="float">
            <text:p>3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89" calcext:value-type="float">
            <text:p>3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90" calcext:value-type="float">
            <text:p>3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92" calcext:value-type="float">
            <text:p>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transfer</text:p>
          </table:table-cell>
          <table:table-cell office:value-type="float" office:value="393" calcext:value-type="float">
            <text:p>3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94" calcext:value-type="float">
            <text:p>3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95" calcext:value-type="float">
            <text:p>3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96" calcext:value-type="float">
            <text:p>3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398" calcext:value-type="float">
            <text:p>3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399" calcext:value-type="float">
            <text:p>3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k_service</text:p>
          </table:table-cell>
          <table:table-cell office:value-type="string" calcext:value-type="string">
            <text:p>assist</text:p>
          </table:table-cell>
          <table:table-cell office:value-type="float" office:value="401" calcext:value-type="float">
            <text:p>4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office:value-type="string" calcext:value-type="string">
            <text:p>outgoing_tmsg</text:p>
          </table:table-cell>
          <table:table-cell office:value-type="string" calcext:value-type="string">
            <text:p>deposit</text:p>
          </table:table-cell>
          <table:table-cell office:value-type="float" office:value="402" calcext:value-type="float">
            <text:p>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03" calcext:value-type="float">
            <text:p>4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04" calcext:value-type="float">
            <text:p>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05" calcext:value-type="float">
            <text:p>4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06" calcext:value-type="float">
            <text:p>4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07" calcext:value-type="float">
            <text:p>4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08" calcext:value-type="float">
            <text:p>4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09" calcext:value-type="float">
            <text:p>4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10" calcext:value-type="float">
            <text:p>4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11" calcext:value-type="float">
            <text:p>4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12" calcext:value-type="float">
            <text:p>4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13" calcext:value-type="float">
            <text:p>4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14" calcext:value-type="float">
            <text:p>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15" calcext:value-type="float">
            <text:p>4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16" calcext:value-type="float">
            <text:p>4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18" calcext:value-type="float">
            <text:p>4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19" calcext:value-type="float">
            <text:p>4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20" calcext:value-type="float">
            <text:p>4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21" calcext:value-type="float">
            <text:p>4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22" calcext:value-type="float">
            <text:p>4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23" calcext:value-type="float">
            <text:p>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24" calcext:value-type="float">
            <text:p>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25" calcext:value-type="float">
            <text:p>4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26" calcext:value-type="float">
            <text:p>4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27" calcext:value-type="float">
            <text:p>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28" calcext:value-type="float">
            <text:p>4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29" calcext:value-type="float">
            <text:p>4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30" calcext:value-type="float">
            <text:p>4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31" calcext:value-type="float">
            <text:p>4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32" calcext:value-type="float">
            <text:p>4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33" calcext:value-type="float">
            <text:p>4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34" calcext:value-type="float">
            <text:p>4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35" calcext:value-type="float">
            <text:p>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36" calcext:value-type="float">
            <text:p>4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37" calcext:value-type="float">
            <text:p>4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38" calcext:value-type="float">
            <text:p>4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_top_client</text:p>
          </table:table-cell>
          <table:table-cell office:value-type="float" office:value="440" calcext:value-type="float">
            <text:p>4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41" calcext:value-type="float">
            <text:p>4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42" calcext:value-type="float">
            <text:p>4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43" calcext:value-type="float">
            <text:p>4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44" calcext:value-type="float">
            <text:p>4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45" calcext:value-type="float">
            <text:p>4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46" calcext:value-type="float">
            <text:p>4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47" calcext:value-type="float">
            <text:p>4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48" calcext:value-type="float">
            <text:p>4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49" calcext:value-type="float">
            <text:p>4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50" calcext:value-type="float">
            <text:p>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51" calcext:value-type="float">
            <text:p>4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52" calcext:value-type="float">
            <text:p>4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53" calcext:value-type="float">
            <text:p>4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55" calcext:value-type="float">
            <text:p>4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sme_sales_wo</text:p>
          </table:table-cell>
          <table:table-cell office:value-type="string" calcext:value-type="string">
            <text:p>assist</text:p>
          </table:table-cell>
          <table:table-cell office:value-type="float" office:value="456" calcext:value-type="float">
            <text:p>4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457" calcext:value-type="float">
            <text:p>4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58" calcext:value-type="float">
            <text:p>4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59" calcext:value-type="float">
            <text:p>4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61" calcext:value-type="float">
            <text:p>4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62" calcext:value-type="float">
            <text:p>4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63" calcext:value-type="float">
            <text:p>4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64" calcext:value-type="float">
            <text:p>4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est_util</text:p>
          </table:table-cell>
          <table:table-cell office:value-type="float" office:value="465" calcext:value-type="float">
            <text:p>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66" calcext:value-type="float">
            <text:p>4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68" calcext:value-type="float">
            <text:p>4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70" calcext:value-type="float">
            <text:p>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71" calcext:value-type="float">
            <text:p>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72" calcext:value-type="float">
            <text:p>4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74" calcext:value-type="float">
            <text:p>4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75" calcext:value-type="float">
            <text:p>4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bo_reference</text:p>
          </table:table-cell>
          <table:table-cell office:value-type="float" office:value="476" calcext:value-type="float">
            <text:p>4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77" calcext:value-type="float">
            <text:p>4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78" calcext:value-type="float">
            <text:p>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79" calcext:value-type="float">
            <text:p>4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81" calcext:value-type="float">
            <text:p>4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82" calcext:value-type="float">
            <text:p>4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83" calcext:value-type="float">
            <text:p>4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84" calcext:value-type="float">
            <text:p>4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85" calcext:value-type="float">
            <text:p>4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86" calcext:value-type="float">
            <text:p>4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87" calcext:value-type="float">
            <text:p>4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88" calcext:value-type="float">
            <text:p>4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489" calcext:value-type="float">
            <text:p>4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91" calcext:value-type="float">
            <text:p>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493" calcext:value-type="float">
            <text:p>4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95" calcext:value-type="float">
            <text:p>4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96" calcext:value-type="float">
            <text:p>4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office:value-type="string" calcext:value-type="string">
            <text:p>advisor_dk</text:p>
          </table:table-cell>
          <table:table-cell office:value-type="string" calcext:value-type="string">
            <text:p>help</text:p>
          </table:table-cell>
          <table:table-cell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98" calcext:value-type="float">
            <text:p>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499" calcext:value-type="float">
            <text:p>4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01" calcext:value-type="float">
            <text:p>5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502" calcext:value-type="float">
            <text:p>5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mvnotransferservice</text:p>
          </table:table-cell>
          <table:table-cell office:value-type="float" office:value="503" calcext:value-type="float">
            <text:p>5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05" calcext:value-type="float">
            <text:p>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06" calcext:value-type="float">
            <text:p>5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07" calcext:value-type="float">
            <text:p>5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08" calcext:value-type="float">
            <text:p>5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09" calcext:value-type="float">
            <text:p>5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10" calcext:value-type="float">
            <text:p>5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11" calcext:value-type="float">
            <text:p>5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_top_client</text:p>
          </table:table-cell>
          <table:table-cell office:value-type="float" office:value="512" calcext:value-type="float">
            <text:p>5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13" calcext:value-type="float">
            <text:p>5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14" calcext:value-type="float">
            <text:p>5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15" calcext:value-type="float">
            <text:p>5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16" calcext:value-type="float">
            <text:p>5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17" calcext:value-type="float">
            <text:p>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estkopilka_wo</text:p>
          </table:table-cell>
          <table:table-cell office:value-type="float" office:value="518" calcext:value-type="float">
            <text:p>5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19" calcext:value-type="float">
            <text:p>5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20" calcext:value-type="float">
            <text:p>5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21" calcext:value-type="float">
            <text:p>5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22" calcext:value-type="float">
            <text:p>5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23" calcext:value-type="float">
            <text:p>5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24" calcext:value-type="float">
            <text:p>5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25" calcext:value-type="float">
            <text:p>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26" calcext:value-type="float">
            <text:p>5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est_util</text:p>
          </table:table-cell>
          <table:table-cell office:value-type="float" office:value="527" calcext:value-type="float">
            <text:p>5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28" calcext:value-type="float">
            <text:p>5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29" calcext:value-type="float">
            <text:p>5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30" calcext:value-type="float">
            <text:p>5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31" calcext:value-type="float">
            <text:p>5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32" calcext:value-type="float">
            <text:p>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33" calcext:value-type="float">
            <text:p>5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35" calcext:value-type="float">
            <text:p>5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36" calcext:value-type="float">
            <text:p>5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37" calcext:value-type="float">
            <text:p>5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38" calcext:value-type="float">
            <text:p>5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39" calcext:value-type="float">
            <text:p>5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40" calcext:value-type="float">
            <text:p>5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41" calcext:value-type="float">
            <text:p>5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42" calcext:value-type="float">
            <text:p>5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43" calcext:value-type="float">
            <text:p>5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estkopilka_wo</text:p>
          </table:table-cell>
          <table:table-cell office:value-type="float" office:value="544" calcext:value-type="float">
            <text:p>5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45" calcext:value-type="float">
            <text:p>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46" calcext:value-type="float">
            <text:p>5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47" calcext:value-type="float">
            <text:p>5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48" calcext:value-type="float">
            <text:p>5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49" calcext:value-type="float">
            <text:p>5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50" calcext:value-type="float">
            <text:p>5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51" calcext:value-type="float">
            <text:p>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52" calcext:value-type="float">
            <text:p>5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53" calcext:value-type="float">
            <text:p>5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54" calcext:value-type="float">
            <text:p>5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56" calcext:value-type="float">
            <text:p>5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57" calcext:value-type="float">
            <text:p>5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58" calcext:value-type="float">
            <text:p>5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59" calcext:value-type="float">
            <text:p>5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60" calcext:value-type="float">
            <text:p>5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61" calcext:value-type="float">
            <text:p>5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62" calcext:value-type="float">
            <text:p>5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63" calcext:value-type="float">
            <text:p>5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564" calcext:value-type="float">
            <text:p>5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kk</text:p>
          </table:table-cell>
          <table:table-cell office:value-type="float" office:value="565" calcext:value-type="float">
            <text:p>5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566" calcext:value-type="float">
            <text:p>5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67" calcext:value-type="float">
            <text:p>5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68" calcext:value-type="float">
            <text:p>5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69" calcext:value-type="float">
            <text:p>5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70" calcext:value-type="float">
            <text:p>5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571" calcext:value-type="float">
            <text:p>5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72" calcext:value-type="float">
            <text:p>5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73" calcext:value-type="float">
            <text:p>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74" calcext:value-type="float">
            <text:p>5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75" calcext:value-type="float">
            <text:p>5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76" calcext:value-type="float">
            <text:p>5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77" calcext:value-type="float">
            <text:p>5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78" calcext:value-type="float">
            <text:p>5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79" calcext:value-type="float">
            <text:p>5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80" calcext:value-type="float">
            <text:p>5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81" calcext:value-type="float">
            <text:p>5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82" calcext:value-type="float">
            <text:p>5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83" calcext:value-type="float">
            <text:p>5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84" calcext:value-type="float">
            <text:p>5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85" calcext:value-type="float">
            <text:p>5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remium_sales</text:p>
          </table:table-cell>
          <table:table-cell office:value-type="float" office:value="586" calcext:value-type="float">
            <text:p>5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87" calcext:value-type="float">
            <text:p>5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88" calcext:value-type="float">
            <text:p>5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89" calcext:value-type="float">
            <text:p>5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90" calcext:value-type="float">
            <text:p>5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91" calcext:value-type="float">
            <text:p>5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remium_sales</text:p>
          </table:table-cell>
          <table:table-cell office:value-type="float" office:value="592" calcext:value-type="float">
            <text:p>5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593" calcext:value-type="float">
            <text:p>5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94" calcext:value-type="float">
            <text:p>5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95" calcext:value-type="float">
            <text:p>5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claim_transfer_reserve</text:p>
          </table:table-cell>
          <table:table-cell office:value-type="float" office:value="596" calcext:value-type="float">
            <text:p>5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97" calcext:value-type="float">
            <text:p>5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598" calcext:value-type="float">
            <text:p>5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deposit</text:p>
          </table:table-cell>
          <table:table-cell office:value-type="float" office:value="599" calcext:value-type="float">
            <text:p>5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01" calcext:value-type="float">
            <text:p>6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03" calcext:value-type="float">
            <text:p>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04" calcext:value-type="float">
            <text:p>6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06" calcext:value-type="float">
            <text:p>6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07" calcext:value-type="float">
            <text:p>6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08" calcext:value-type="float">
            <text:p>6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09" calcext:value-type="float">
            <text:p>6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11" calcext:value-type="float">
            <text:p>6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12" calcext:value-type="float">
            <text:p>6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13" calcext:value-type="float">
            <text:p>6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14" calcext:value-type="float">
            <text:p>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15" calcext:value-type="float">
            <text:p>6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estkopilka_wo</text:p>
          </table:table-cell>
          <table:table-cell office:value-type="float" office:value="617" calcext:value-type="float">
            <text:p>6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18" calcext:value-type="float">
            <text:p>6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19" calcext:value-type="float">
            <text:p>6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21" calcext:value-type="float">
            <text:p>6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22" calcext:value-type="float">
            <text:p>6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remium_sales</text:p>
          </table:table-cell>
          <table:table-cell office:value-type="float" office:value="623" calcext:value-type="float">
            <text:p>6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24" calcext:value-type="float">
            <text:p>6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25" calcext:value-type="float">
            <text:p>6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26" calcext:value-type="float">
            <text:p>6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27" calcext:value-type="float">
            <text:p>6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28" calcext:value-type="float">
            <text:p>6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29" calcext:value-type="float">
            <text:p>6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630" calcext:value-type="float">
            <text:p>6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631" calcext:value-type="float">
            <text:p>6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32" calcext:value-type="float">
            <text:p>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estkopilka_wo</text:p>
          </table:table-cell>
          <table:table-cell office:value-type="float" office:value="633" calcext:value-type="float">
            <text:p>6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634" calcext:value-type="float">
            <text:p>6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635" calcext:value-type="float">
            <text:p>6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36" calcext:value-type="float">
            <text:p>6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37" calcext:value-type="float">
            <text:p>6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38" calcext:value-type="float">
            <text:p>6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39" calcext:value-type="float">
            <text:p>6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40" calcext:value-type="float">
            <text:p>6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41" calcext:value-type="float">
            <text:p>6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42" calcext:value-type="float">
            <text:p>6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43" calcext:value-type="float">
            <text:p>6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44" calcext:value-type="float">
            <text:p>6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45" calcext:value-type="float">
            <text:p>6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46" calcext:value-type="float">
            <text:p>6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47" calcext:value-type="float">
            <text:p>6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48" calcext:value-type="float">
            <text:p>6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49" calcext:value-type="float">
            <text:p>6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50" calcext:value-type="float">
            <text:p>6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51" calcext:value-type="float">
            <text:p>6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52" calcext:value-type="float">
            <text:p>6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53" calcext:value-type="float">
            <text:p>6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54" calcext:value-type="float">
            <text:p>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55" calcext:value-type="float">
            <text:p>6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56" calcext:value-type="float">
            <text:p>6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57" calcext:value-type="float">
            <text:p>6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58" calcext:value-type="float">
            <text:p>6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59" calcext:value-type="float">
            <text:p>6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60" calcext:value-type="float">
            <text:p>6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61" calcext:value-type="float">
            <text:p>6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62" calcext:value-type="float">
            <text:p>6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63" calcext:value-type="float">
            <text:p>6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64" calcext:value-type="float">
            <text:p>6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66" calcext:value-type="float">
            <text:p>6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67" calcext:value-type="float">
            <text:p>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68" calcext:value-type="float">
            <text:p>6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669" calcext:value-type="float">
            <text:p>6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70" calcext:value-type="float">
            <text:p>6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71" calcext:value-type="float">
            <text:p>6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72" calcext:value-type="float">
            <text:p>6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73" calcext:value-type="float">
            <text:p>6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75" calcext:value-type="float">
            <text:p>6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76" calcext:value-type="float">
            <text:p>6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77" calcext:value-type="float">
            <text:p>6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office:value-type="string" calcext:value-type="string">
            <text:p>dk_transfer</text:p>
          </table:table-cell>
          <table:table-cell office:value-type="string" calcext:value-type="string">
            <text:p>deposit</text:p>
          </table:table-cell>
          <table:table-cell office:value-type="float" office:value="678" calcext:value-type="float">
            <text:p>6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79" calcext:value-type="float">
            <text:p>6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80" calcext:value-type="float">
            <text:p>6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81" calcext:value-type="float">
            <text:p>6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82" calcext:value-type="float">
            <text:p>6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83" calcext:value-type="float">
            <text:p>6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84" calcext:value-type="float">
            <text:p>6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85" calcext:value-type="float">
            <text:p>6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86" calcext:value-type="float">
            <text:p>6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kk_transfer</text:p>
          </table:table-cell>
          <table:table-cell office:value-type="float" office:value="687" calcext:value-type="float">
            <text:p>6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88" calcext:value-type="float">
            <text:p>6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89" calcext:value-type="float">
            <text:p>6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90" calcext:value-type="float">
            <text:p>6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691" calcext:value-type="float">
            <text:p>6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92" calcext:value-type="float">
            <text:p>6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escalation</text:p>
          </table:table-cell>
          <table:table-cell office:value-type="float" office:value="693" calcext:value-type="float">
            <text:p>6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94" calcext:value-type="float">
            <text:p>6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95" calcext:value-type="float">
            <text:p>6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696" calcext:value-type="float">
            <text:p>6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97" calcext:value-type="float">
            <text:p>6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office:value-type="string" calcext:value-type="string">
            <text:p>sme_orig_business_registration_main</text:p>
          </table:table-cell>
          <table:table-cell office:value-type="string" calcext:value-type="string">
            <text:p>deposit</text:p>
          </table:table-cell>
          <table:table-cell office:value-type="float" office:value="698" calcext:value-type="float">
            <text:p>6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699" calcext:value-type="float">
            <text:p>6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00" calcext:value-type="float">
            <text:p>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01" calcext:value-type="float">
            <text:p>7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02" calcext:value-type="float">
            <text:p>7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04" calcext:value-type="float">
            <text:p>7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05" calcext:value-type="float">
            <text:p>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06" calcext:value-type="float">
            <text:p>7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07" calcext:value-type="float">
            <text:p>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08" calcext:value-type="float">
            <text:p>7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09" calcext:value-type="float">
            <text:p>7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s_service_no_motor</text:p>
          </table:table-cell>
          <table:table-cell office:value-type="float" office:value="710" calcext:value-type="float">
            <text:p>7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11" calcext:value-type="float">
            <text:p>7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12" calcext:value-type="float">
            <text:p>7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13" calcext:value-type="float">
            <text:p>7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14" calcext:value-type="float">
            <text:p>7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16" calcext:value-type="float">
            <text:p>7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17" calcext:value-type="float">
            <text:p>7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18" calcext:value-type="float">
            <text:p>7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19" calcext:value-type="float">
            <text:p>7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21" calcext:value-type="float">
            <text:p>7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22" calcext:value-type="float">
            <text:p>7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23" calcext:value-type="float">
            <text:p>7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24" calcext:value-type="float">
            <text:p>7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25" calcext:value-type="float">
            <text:p>7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26" calcext:value-type="float">
            <text:p>7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27" calcext:value-type="float">
            <text:p>7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28" calcext:value-type="float">
            <text:p>7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29" calcext:value-type="float">
            <text:p>7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31" calcext:value-type="float">
            <text:p>7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32" calcext:value-type="float">
            <text:p>7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33" calcext:value-type="float">
            <text:p>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34" calcext:value-type="float">
            <text:p>7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35" calcext:value-type="float">
            <text:p>7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36" calcext:value-type="float">
            <text:p>7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37" calcext:value-type="float">
            <text:p>7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38" calcext:value-type="float">
            <text:p>7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39" calcext:value-type="float">
            <text:p>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40" calcext:value-type="float">
            <text:p>7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41" calcext:value-type="float">
            <text:p>7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42" calcext:value-type="float">
            <text:p>7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claim_transfer</text:p>
          </table:table-cell>
          <table:table-cell office:value-type="float" office:value="743" calcext:value-type="float">
            <text:p>7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44" calcext:value-type="float">
            <text:p>7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45" calcext:value-type="float">
            <text:p>7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46" calcext:value-type="float">
            <text:p>7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47" calcext:value-type="float">
            <text:p>7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48" calcext:value-type="float">
            <text:p>7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49" calcext:value-type="float">
            <text:p>7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50" calcext:value-type="float">
            <text:p>7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51" calcext:value-type="float">
            <text:p>7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752" calcext:value-type="float">
            <text:p>7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53" calcext:value-type="float">
            <text:p>7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54" calcext:value-type="float">
            <text:p>7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55" calcext:value-type="float">
            <text:p>7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56" calcext:value-type="float">
            <text:p>7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57" calcext:value-type="float">
            <text:p>7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58" calcext:value-type="float">
            <text:p>7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59" calcext:value-type="float">
            <text:p>7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60" calcext:value-type="float">
            <text:p>7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62" calcext:value-type="float">
            <text:p>7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63" calcext:value-type="float">
            <text:p>7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64" calcext:value-type="float">
            <text:p>7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65" calcext:value-type="float">
            <text:p>7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66" calcext:value-type="float">
            <text:p>7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67" calcext:value-type="float">
            <text:p>7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68" calcext:value-type="float">
            <text:p>7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769" calcext:value-type="float">
            <text:p>7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70" calcext:value-type="float">
            <text:p>7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71" calcext:value-type="float">
            <text:p>7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72" calcext:value-type="float">
            <text:p>7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73" calcext:value-type="float">
            <text:p>7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75" calcext:value-type="float">
            <text:p>7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76" calcext:value-type="float">
            <text:p>7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77" calcext:value-type="float">
            <text:p>7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78" calcext:value-type="float">
            <text:p>7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79" calcext:value-type="float">
            <text:p>7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80" calcext:value-type="float">
            <text:p>7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782" calcext:value-type="float">
            <text:p>7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83" calcext:value-type="float">
            <text:p>7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84" calcext:value-type="float">
            <text:p>7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85" calcext:value-type="float">
            <text:p>7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86" calcext:value-type="float">
            <text:p>7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87" calcext:value-type="float">
            <text:p>7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88" calcext:value-type="float">
            <text:p>7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89" calcext:value-type="float">
            <text:p>7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90" calcext:value-type="float">
            <text:p>7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91" calcext:value-type="float">
            <text:p>7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92" calcext:value-type="float">
            <text:p>7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93" calcext:value-type="float">
            <text:p>7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94" calcext:value-type="float">
            <text:p>7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795" calcext:value-type="float">
            <text:p>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796" calcext:value-type="float">
            <text:p>7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797" calcext:value-type="float">
            <text:p>7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798" calcext:value-type="float">
            <text:p>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m_experienced</text:p>
          </table:table-cell>
          <table:table-cell office:value-type="float" office:value="799" calcext:value-type="float">
            <text:p>7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01" calcext:value-type="float">
            <text:p>8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02" calcext:value-type="float">
            <text:p>8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office:value-type="string" calcext:value-type="string">
            <text:p>junior_rk</text:p>
          </table:table-cell>
          <table:table-cell office:value-type="string" calcext:value-type="string">
            <text:p>deposit</text:p>
          </table:table-cell>
          <table:table-cell office:value-type="float" office:value="803" calcext:value-type="float">
            <text:p>8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04" calcext:value-type="float">
            <text:p>8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05" calcext:value-type="float">
            <text:p>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06" calcext:value-type="float">
            <text:p>8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07" calcext:value-type="float">
            <text:p>8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08" calcext:value-type="float">
            <text:p>8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809" calcext:value-type="float">
            <text:p>8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10" calcext:value-type="float">
            <text:p>8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11" calcext:value-type="float">
            <text:p>8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12" calcext:value-type="float">
            <text:p>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14" calcext:value-type="float">
            <text:p>8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15" calcext:value-type="float">
            <text:p>8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16" calcext:value-type="float">
            <text:p>8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17" calcext:value-type="float">
            <text:p>8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818" calcext:value-type="float">
            <text:p>8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19" calcext:value-type="float">
            <text:p>8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20" calcext:value-type="float">
            <text:p>8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21" calcext:value-type="float">
            <text:p>8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22" calcext:value-type="float">
            <text:p>8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23" calcext:value-type="float">
            <text:p>8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824" calcext:value-type="float">
            <text:p>8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mvnotransferservice</text:p>
          </table:table-cell>
          <table:table-cell office:value-type="float" office:value="825" calcext:value-type="float">
            <text:p>8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26" calcext:value-type="float">
            <text:p>8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27" calcext:value-type="float">
            <text:p>8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remium_sales</text:p>
          </table:table-cell>
          <table:table-cell office:value-type="float" office:value="828" calcext:value-type="float">
            <text:p>8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29" calcext:value-type="float">
            <text:p>8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30" calcext:value-type="float">
            <text:p>8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31" calcext:value-type="float">
            <text:p>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32" calcext:value-type="float">
            <text:p>8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33" calcext:value-type="float">
            <text:p>8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34" calcext:value-type="float">
            <text:p>8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35" calcext:value-type="float">
            <text:p>8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36" calcext:value-type="float">
            <text:p>8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37" calcext:value-type="float">
            <text:p>8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38" calcext:value-type="float">
            <text:p>8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39" calcext:value-type="float">
            <text:p>8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40" calcext:value-type="float">
            <text:p>8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41" calcext:value-type="float">
            <text:p>8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42" calcext:value-type="float">
            <text:p>8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43" calcext:value-type="float">
            <text:p>8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844" calcext:value-type="float">
            <text:p>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45" calcext:value-type="float">
            <text:p>8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846" calcext:value-type="float">
            <text:p>8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47" calcext:value-type="float">
            <text:p>8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48" calcext:value-type="float">
            <text:p>8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49" calcext:value-type="float">
            <text:p>8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850" calcext:value-type="float">
            <text:p>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851" calcext:value-type="float">
            <text:p>8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852" calcext:value-type="float">
            <text:p>8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53" calcext:value-type="float">
            <text:p>8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54" calcext:value-type="float">
            <text:p>8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55" calcext:value-type="float">
            <text:p>8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56" calcext:value-type="float">
            <text:p>8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57" calcext:value-type="float">
            <text:p>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58" calcext:value-type="float">
            <text:p>8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59" calcext:value-type="float">
            <text:p>8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60" calcext:value-type="float">
            <text:p>8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861" calcext:value-type="float">
            <text:p>8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62" calcext:value-type="float">
            <text:p>8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63" calcext:value-type="float">
            <text:p>8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64" calcext:value-type="float">
            <text:p>8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65" calcext:value-type="float">
            <text:p>8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866" calcext:value-type="float">
            <text:p>8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67" calcext:value-type="float">
            <text:p>8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k_service</text:p>
          </table:table-cell>
          <table:table-cell office:value-type="float" office:value="868" calcext:value-type="float">
            <text:p>8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69" calcext:value-type="float">
            <text:p>8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70" calcext:value-type="float">
            <text:p>8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71" calcext:value-type="float">
            <text:p>8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72" calcext:value-type="float">
            <text:p>8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73" calcext:value-type="float">
            <text:p>8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74" calcext:value-type="float">
            <text:p>8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75" calcext:value-type="float">
            <text:p>8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76" calcext:value-type="float">
            <text:p>8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77" calcext:value-type="float">
            <text:p>8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78" calcext:value-type="float">
            <text:p>8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79" calcext:value-type="float">
            <text:p>8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80" calcext:value-type="float">
            <text:p>8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81" calcext:value-type="float">
            <text:p>8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82" calcext:value-type="float">
            <text:p>8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83" calcext:value-type="float">
            <text:p>8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84" calcext:value-type="float">
            <text:p>8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85" calcext:value-type="float">
            <text:p>8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transfer_reserve</text:p>
          </table:table-cell>
          <table:table-cell office:value-type="float" office:value="886" calcext:value-type="float">
            <text:p>8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87" calcext:value-type="float">
            <text:p>8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88" calcext:value-type="float">
            <text:p>8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89" calcext:value-type="float">
            <text:p>8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90" calcext:value-type="float">
            <text:p>8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est_util</text:p>
          </table:table-cell>
          <table:table-cell office:value-type="float" office:value="891" calcext:value-type="float">
            <text:p>8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93" calcext:value-type="float">
            <text:p>8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94" calcext:value-type="float">
            <text:p>8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95" calcext:value-type="float">
            <text:p>8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896" calcext:value-type="float">
            <text:p>8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97" calcext:value-type="float">
            <text:p>8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98" calcext:value-type="float">
            <text:p>8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899" calcext:value-type="float">
            <text:p>8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_top_client</text:p>
          </table:table-cell>
          <table:table-cell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01" calcext:value-type="float">
            <text:p>9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02" calcext:value-type="float">
            <text:p>9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03" calcext:value-type="float">
            <text:p>9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04" calcext:value-type="float">
            <text:p>9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05" calcext:value-type="float">
            <text:p>9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06" calcext:value-type="float">
            <text:p>9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07" calcext:value-type="float">
            <text:p>9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908" calcext:value-type="float">
            <text:p>9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09" calcext:value-type="float">
            <text:p>9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910" calcext:value-type="float">
            <text:p>9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911" calcext:value-type="float">
            <text:p>9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12" calcext:value-type="float">
            <text:p>9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13" calcext:value-type="float">
            <text:p>9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14" calcext:value-type="float">
            <text:p>9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15" calcext:value-type="float">
            <text:p>9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16" calcext:value-type="float">
            <text:p>9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17" calcext:value-type="float">
            <text:p>9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18" calcext:value-type="float">
            <text:p>9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19" calcext:value-type="float">
            <text:p>9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est_mm_1</text:p>
          </table:table-cell>
          <table:table-cell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21" calcext:value-type="float">
            <text:p>9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22" calcext:value-type="float">
            <text:p>9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23" calcext:value-type="float">
            <text:p>9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24" calcext:value-type="float">
            <text:p>9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26" calcext:value-type="float">
            <text:p>9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27" calcext:value-type="float">
            <text:p>9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28" calcext:value-type="float">
            <text:p>9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29" calcext:value-type="float">
            <text:p>9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30" calcext:value-type="float">
            <text:p>9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31" calcext:value-type="float">
            <text:p>9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32" calcext:value-type="float">
            <text:p>9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33" calcext:value-type="float">
            <text:p>9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34" calcext:value-type="float">
            <text:p>9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35" calcext:value-type="float">
            <text:p>9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36" calcext:value-type="float">
            <text:p>9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37" calcext:value-type="float">
            <text:p>9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38" calcext:value-type="float">
            <text:p>9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39" calcext:value-type="float">
            <text:p>9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office:value-type="string" calcext:value-type="string">
            <text:p>dk_service</text:p>
          </table:table-cell>
          <table:table-cell office:value-type="string" calcext:value-type="string">
            <text:p>deposit</text:p>
          </table:table-cell>
          <table:table-cell office:value-type="float" office:value="940" calcext:value-type="float">
            <text:p>9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42" calcext:value-type="float">
            <text:p>9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wm_test_skill</text:p>
          </table:table-cell>
          <table:table-cell office:value-type="float" office:value="943" calcext:value-type="float">
            <text:p>9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44" calcext:value-type="float">
            <text:p>9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45" calcext:value-type="float">
            <text:p>9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46" calcext:value-type="float">
            <text:p>9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47" calcext:value-type="float">
            <text:p>9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48" calcext:value-type="float">
            <text:p>9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49" calcext:value-type="float">
            <text:p>9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50" calcext:value-type="float">
            <text:p>9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51" calcext:value-type="float">
            <text:p>9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52" calcext:value-type="float">
            <text:p>9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53" calcext:value-type="float">
            <text:p>9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54" calcext:value-type="float">
            <text:p>9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55" calcext:value-type="float">
            <text:p>9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56" calcext:value-type="float">
            <text:p>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57" calcext:value-type="float">
            <text:p>9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58" calcext:value-type="float">
            <text:p>9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59" calcext:value-type="float">
            <text:p>9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60" calcext:value-type="float">
            <text:p>9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61" calcext:value-type="float">
            <text:p>9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62" calcext:value-type="float">
            <text:p>9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63" calcext:value-type="float">
            <text:p>9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65" calcext:value-type="float">
            <text:p>9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66" calcext:value-type="float">
            <text:p>9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67" calcext:value-type="float">
            <text:p>9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68" calcext:value-type="float">
            <text:p>9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69" calcext:value-type="float">
            <text:p>9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70" calcext:value-type="float">
            <text:p>9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71" calcext:value-type="float">
            <text:p>9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72" calcext:value-type="float">
            <text:p>9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73" calcext:value-type="float">
            <text:p>9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avel</text:p>
          </table:table-cell>
          <table:table-cell office:value-type="float" office:value="974" calcext:value-type="float">
            <text:p>9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76" calcext:value-type="float">
            <text:p>9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77" calcext:value-type="float">
            <text:p>9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78" calcext:value-type="float">
            <text:p>9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escalation</text:p>
          </table:table-cell>
          <table:table-cell office:value-type="float" office:value="979" calcext:value-type="float">
            <text:p>9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80" calcext:value-type="float">
            <text:p>9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81" calcext:value-type="float">
            <text:p>9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82" calcext:value-type="float">
            <text:p>9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83" calcext:value-type="float">
            <text:p>9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84" calcext:value-type="float">
            <text:p>9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86" calcext:value-type="float">
            <text:p>9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87" calcext:value-type="float">
            <text:p>9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88" calcext:value-type="float">
            <text:p>9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89" calcext:value-type="float">
            <text:p>9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90" calcext:value-type="float">
            <text:p>9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91" calcext:value-type="float">
            <text:p>9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92" calcext:value-type="float">
            <text:p>9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993" calcext:value-type="float">
            <text:p>9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94" calcext:value-type="float">
            <text:p>9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95" calcext:value-type="float">
            <text:p>9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96" calcext:value-type="float">
            <text:p>9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97" calcext:value-type="float">
            <text:p>9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98" calcext:value-type="float">
            <text:p>9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999" calcext:value-type="float">
            <text:p>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01" calcext:value-type="float">
            <text:p>1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02" calcext:value-type="float">
            <text:p>10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remium_sales</text:p>
          </table:table-cell>
          <table:table-cell office:value-type="float" office:value="1003" calcext:value-type="float">
            <text:p>1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04" calcext:value-type="float">
            <text:p>10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05" calcext:value-type="float">
            <text:p>10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kk_transfer</text:p>
          </table:table-cell>
          <table:table-cell office:value-type="float" office:value="1006" calcext:value-type="float">
            <text:p>10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07" calcext:value-type="float">
            <text:p>1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08" calcext:value-type="float">
            <text:p>10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09" calcext:value-type="float">
            <text:p>1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010" calcext:value-type="float">
            <text:p>1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11" calcext:value-type="float">
            <text:p>1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12" calcext:value-type="float">
            <text:p>10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13" calcext:value-type="float">
            <text:p>10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14" calcext:value-type="float">
            <text:p>10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15" calcext:value-type="float">
            <text:p>10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16" calcext:value-type="float">
            <text:p>10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17" calcext:value-type="float">
            <text:p>1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18" calcext:value-type="float">
            <text:p>10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19" calcext:value-type="float">
            <text:p>1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20" calcext:value-type="float">
            <text:p>10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21" calcext:value-type="float">
            <text:p>10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22" calcext:value-type="float">
            <text:p>10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office:value-type="string" calcext:value-type="string">
            <text:p>dk_service</text:p>
          </table:table-cell>
          <table:table-cell office:value-type="string" calcext:value-type="string">
            <text:p>deposit</text:p>
          </table:table-cell>
          <table:table-cell office:value-type="float" office:value="1023" calcext:value-type="float">
            <text:p>10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24" calcext:value-type="float">
            <text:p>10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25" calcext:value-type="float">
            <text:p>10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26" calcext:value-type="float">
            <text:p>10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27" calcext:value-type="float">
            <text:p>1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28" calcext:value-type="float">
            <text:p>10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29" calcext:value-type="float">
            <text:p>10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30" calcext:value-type="float">
            <text:p>10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31" calcext:value-type="float">
            <text:p>10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32" calcext:value-type="float">
            <text:p>10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33" calcext:value-type="float">
            <text:p>10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34" calcext:value-type="float">
            <text:p>10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35" calcext:value-type="float">
            <text:p>1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36" calcext:value-type="float">
            <text:p>10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37" calcext:value-type="float">
            <text:p>1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38" calcext:value-type="float">
            <text:p>10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39" calcext:value-type="float">
            <text:p>10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40" calcext:value-type="float">
            <text:p>10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41" calcext:value-type="float">
            <text:p>10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42" calcext:value-type="float">
            <text:p>10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43" calcext:value-type="float">
            <text:p>10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44" calcext:value-type="float">
            <text:p>10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45" calcext:value-type="float">
            <text:p>10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46" calcext:value-type="float">
            <text:p>10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47" calcext:value-type="float">
            <text:p>10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48" calcext:value-type="float">
            <text:p>10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49" calcext:value-type="float">
            <text:p>10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50" calcext:value-type="float">
            <text:p>1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51" calcext:value-type="float">
            <text:p>10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052" calcext:value-type="float">
            <text:p>10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053" calcext:value-type="float">
            <text:p>1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54" calcext:value-type="float">
            <text:p>10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55" calcext:value-type="float">
            <text:p>10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056" calcext:value-type="float">
            <text:p>10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57" calcext:value-type="float">
            <text:p>10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58" calcext:value-type="float">
            <text:p>10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59" calcext:value-type="float">
            <text:p>10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60" calcext:value-type="float">
            <text:p>10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pk_service</text:p>
          </table:table-cell>
          <table:table-cell office:value-type="string" calcext:value-type="string">
            <text:p>assist</text:p>
          </table:table-cell>
          <table:table-cell office:value-type="float" office:value="1061" calcext:value-type="float">
            <text:p>10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62" calcext:value-type="float">
            <text:p>10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63" calcext:value-type="float">
            <text:p>10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64" calcext:value-type="float">
            <text:p>10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65" calcext:value-type="float">
            <text:p>10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66" calcext:value-type="float">
            <text:p>10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67" calcext:value-type="float">
            <text:p>10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68" calcext:value-type="float">
            <text:p>10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outgoing_tmsg</text:p>
          </table:table-cell>
          <table:table-cell office:value-type="string" calcext:value-type="string">
            <text:p>premium_sales</text:p>
          </table:table-cell>
          <table:table-cell office:value-type="float" office:value="1069" calcext:value-type="float">
            <text:p>10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70" calcext:value-type="float">
            <text:p>10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71" calcext:value-type="float">
            <text:p>10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72" calcext:value-type="float">
            <text:p>10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73" calcext:value-type="float">
            <text:p>10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74" calcext:value-type="float">
            <text:p>10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75" calcext:value-type="float">
            <text:p>10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76" calcext:value-type="float">
            <text:p>10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77" calcext:value-type="float">
            <text:p>10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78" calcext:value-type="float">
            <text:p>10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79" calcext:value-type="float">
            <text:p>10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80" calcext:value-type="float">
            <text:p>10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81" calcext:value-type="float">
            <text:p>10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82" calcext:value-type="float">
            <text:p>10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office:value-type="string" calcext:value-type="string">
            <text:p>dk_service</text:p>
          </table:table-cell>
          <table:table-cell office:value-type="string" calcext:value-type="string">
            <text:p>deposit</text:p>
          </table:table-cell>
          <table:table-cell office:value-type="float" office:value="1083" calcext:value-type="float">
            <text:p>10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84" calcext:value-type="float">
            <text:p>10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85" calcext:value-type="float">
            <text:p>1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86" calcext:value-type="float">
            <text:p>10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87" calcext:value-type="float">
            <text:p>10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88" calcext:value-type="float">
            <text:p>10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089" calcext:value-type="float">
            <text:p>10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090" calcext:value-type="float">
            <text:p>1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91" calcext:value-type="float">
            <text:p>10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92" calcext:value-type="float">
            <text:p>10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93" calcext:value-type="float">
            <text:p>10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94" calcext:value-type="float">
            <text:p>10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95" calcext:value-type="float">
            <text:p>1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96" calcext:value-type="float">
            <text:p>1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97" calcext:value-type="float">
            <text:p>10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098" calcext:value-type="float">
            <text:p>10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099" calcext:value-type="float">
            <text:p>1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00" calcext:value-type="float">
            <text:p>1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01" calcext:value-type="float">
            <text:p>1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02" calcext:value-type="float">
            <text:p>1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03" calcext:value-type="float">
            <text:p>1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04" calcext:value-type="float">
            <text:p>1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05" calcext:value-type="float">
            <text:p>1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06" calcext:value-type="float">
            <text:p>1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07" calcext:value-type="float">
            <text:p>1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08" calcext:value-type="float">
            <text:p>1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09" calcext:value-type="float">
            <text:p>1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10" calcext:value-type="float">
            <text:p>1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office:value-type="string" calcext:value-type="string">
            <text:p>dk_service</text:p>
          </table:table-cell>
          <table:table-cell office:value-type="string" calcext:value-type="string">
            <text:p>deposit</text:p>
          </table:table-cell>
          <table:table-cell office:value-type="float" office:value="1111" calcext:value-type="float">
            <text:p>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12" calcext:value-type="float">
            <text:p>1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13" calcext:value-type="float">
            <text:p>1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114" calcext:value-type="float">
            <text:p>1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15" calcext:value-type="float">
            <text:p>1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16" calcext:value-type="float">
            <text:p>1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17" calcext:value-type="float">
            <text:p>1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18" calcext:value-type="float">
            <text:p>1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19" calcext:value-type="float">
            <text:p>1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20" calcext:value-type="float">
            <text:p>1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21" calcext:value-type="float">
            <text:p>11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22" calcext:value-type="float">
            <text:p>1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23" calcext:value-type="float">
            <text:p>1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24" calcext:value-type="float">
            <text:p>1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25" calcext:value-type="float">
            <text:p>1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26" calcext:value-type="float">
            <text:p>1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27" calcext:value-type="float">
            <text:p>1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28" calcext:value-type="float">
            <text:p>1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29" calcext:value-type="float">
            <text:p>1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30" calcext:value-type="float">
            <text:p>1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131" calcext:value-type="float">
            <text:p>1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32" calcext:value-type="float">
            <text:p>1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33" calcext:value-type="float">
            <text:p>1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34" calcext:value-type="float">
            <text:p>1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35" calcext:value-type="float">
            <text:p>1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36" calcext:value-type="float">
            <text:p>1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37" calcext:value-type="float">
            <text:p>1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38" calcext:value-type="float">
            <text:p>1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39" calcext:value-type="float">
            <text:p>1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40" calcext:value-type="float">
            <text:p>1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141" calcext:value-type="float">
            <text:p>1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42" calcext:value-type="float">
            <text:p>1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43" calcext:value-type="float">
            <text:p>1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44" calcext:value-type="float">
            <text:p>1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45" calcext:value-type="float">
            <text:p>1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46" calcext:value-type="float">
            <text:p>1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47" calcext:value-type="float">
            <text:p>1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48" calcext:value-type="float">
            <text:p>1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49" calcext:value-type="float">
            <text:p>1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50" calcext:value-type="float">
            <text:p>1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51" calcext:value-type="float">
            <text:p>1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152" calcext:value-type="float">
            <text:p>1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53" calcext:value-type="float">
            <text:p>1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54" calcext:value-type="float">
            <text:p>1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55" calcext:value-type="float">
            <text:p>1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56" calcext:value-type="float">
            <text:p>1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57" calcext:value-type="float">
            <text:p>1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58" calcext:value-type="float">
            <text:p>1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59" calcext:value-type="float">
            <text:p>1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60" calcext:value-type="float">
            <text:p>1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61" calcext:value-type="float">
            <text:p>1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62" calcext:value-type="float">
            <text:p>1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63" calcext:value-type="float">
            <text:p>1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64" calcext:value-type="float">
            <text:p>1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65" calcext:value-type="float">
            <text:p>1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66" calcext:value-type="float">
            <text:p>1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67" calcext:value-type="float">
            <text:p>1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68" calcext:value-type="float">
            <text:p>1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169" calcext:value-type="float">
            <text:p>1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70" calcext:value-type="float">
            <text:p>1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71" calcext:value-type="float">
            <text:p>1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72" calcext:value-type="float">
            <text:p>1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73" calcext:value-type="float">
            <text:p>11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174" calcext:value-type="float">
            <text:p>1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75" calcext:value-type="float">
            <text:p>1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76" calcext:value-type="float">
            <text:p>1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77" calcext:value-type="float">
            <text:p>1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78" calcext:value-type="float">
            <text:p>1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79" calcext:value-type="float">
            <text:p>1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80" calcext:value-type="float">
            <text:p>1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81" calcext:value-type="float">
            <text:p>1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82" calcext:value-type="float">
            <text:p>1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83" calcext:value-type="float">
            <text:p>1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84" calcext:value-type="float">
            <text:p>1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85" calcext:value-type="float">
            <text:p>1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86" calcext:value-type="float">
            <text:p>1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87" calcext:value-type="float">
            <text:p>1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88" calcext:value-type="float">
            <text:p>1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89" calcext:value-type="float">
            <text:p>1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90" calcext:value-type="float">
            <text:p>1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mvnotransferservice</text:p>
          </table:table-cell>
          <table:table-cell office:value-type="float" office:value="1191" calcext:value-type="float">
            <text:p>1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92" calcext:value-type="float">
            <text:p>1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93" calcext:value-type="float">
            <text:p>1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94" calcext:value-type="float">
            <text:p>1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95" calcext:value-type="float">
            <text:p>1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96" calcext:value-type="float">
            <text:p>1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97" calcext:value-type="float">
            <text:p>1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198" calcext:value-type="float">
            <text:p>1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199" calcext:value-type="float">
            <text:p>1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00" calcext:value-type="float">
            <text:p>1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01" calcext:value-type="float">
            <text:p>1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02" calcext:value-type="float">
            <text:p>1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03" calcext:value-type="float">
            <text:p>1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04" calcext:value-type="float">
            <text:p>1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05" calcext:value-type="float">
            <text:p>1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06" calcext:value-type="float">
            <text:p>1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07" calcext:value-type="float">
            <text:p>1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08" calcext:value-type="float">
            <text:p>1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209" calcext:value-type="float">
            <text:p>1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10" calcext:value-type="float">
            <text:p>1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11" calcext:value-type="float">
            <text:p>1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12" calcext:value-type="float">
            <text:p>1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213" calcext:value-type="float">
            <text:p>1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14" calcext:value-type="float">
            <text:p>1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15" calcext:value-type="float">
            <text:p>1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16" calcext:value-type="float">
            <text:p>1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17" calcext:value-type="float">
            <text:p>1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18" calcext:value-type="float">
            <text:p>1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19" calcext:value-type="float">
            <text:p>1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escalation</text:p>
          </table:table-cell>
          <table:table-cell office:value-type="float" office:value="1220" calcext:value-type="float">
            <text:p>1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21" calcext:value-type="float">
            <text:p>1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22" calcext:value-type="float">
            <text:p>1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23" calcext:value-type="float">
            <text:p>1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24" calcext:value-type="float">
            <text:p>1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25" calcext:value-type="float">
            <text:p>1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26" calcext:value-type="float">
            <text:p>1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27" calcext:value-type="float">
            <text:p>1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28" calcext:value-type="float">
            <text:p>1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229" calcext:value-type="float">
            <text:p>1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30" calcext:value-type="float">
            <text:p>1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31" calcext:value-type="float">
            <text:p>1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32" calcext:value-type="float">
            <text:p>1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33" calcext:value-type="float">
            <text:p>12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34" calcext:value-type="float">
            <text:p>1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35" calcext:value-type="float">
            <text:p>1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36" calcext:value-type="float">
            <text:p>1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37" calcext:value-type="float">
            <text:p>1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38" calcext:value-type="float">
            <text:p>1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39" calcext:value-type="float">
            <text:p>1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40" calcext:value-type="float">
            <text:p>1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41" calcext:value-type="float">
            <text:p>1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42" calcext:value-type="float">
            <text:p>1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43" calcext:value-type="float">
            <text:p>1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44" calcext:value-type="float">
            <text:p>1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45" calcext:value-type="float">
            <text:p>1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46" calcext:value-type="float">
            <text:p>1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47" calcext:value-type="float">
            <text:p>1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48" calcext:value-type="float">
            <text:p>1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49" calcext:value-type="float">
            <text:p>1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51" calcext:value-type="float">
            <text:p>1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52" calcext:value-type="float">
            <text:p>1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53" calcext:value-type="float">
            <text:p>1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54" calcext:value-type="float">
            <text:p>1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55" calcext:value-type="float">
            <text:p>1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56" calcext:value-type="float">
            <text:p>1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57" calcext:value-type="float">
            <text:p>1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58" calcext:value-type="float">
            <text:p>1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59" calcext:value-type="float">
            <text:p>1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60" calcext:value-type="float">
            <text:p>1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61" calcext:value-type="float">
            <text:p>1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62" calcext:value-type="float">
            <text:p>1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63" calcext:value-type="float">
            <text:p>1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64" calcext:value-type="float">
            <text:p>1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65" calcext:value-type="float">
            <text:p>12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66" calcext:value-type="float">
            <text:p>1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67" calcext:value-type="float">
            <text:p>1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_top_client</text:p>
          </table:table-cell>
          <table:table-cell office:value-type="float" office:value="1268" calcext:value-type="float">
            <text:p>1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69" calcext:value-type="float">
            <text:p>1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270" calcext:value-type="float">
            <text:p>1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71" calcext:value-type="float">
            <text:p>1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72" calcext:value-type="float">
            <text:p>1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73" calcext:value-type="float">
            <text:p>1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est_mm_1</text:p>
          </table:table-cell>
          <table:table-cell office:value-type="float" office:value="1274" calcext:value-type="float">
            <text:p>1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75" calcext:value-type="float">
            <text:p>1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76" calcext:value-type="float">
            <text:p>1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77" calcext:value-type="float">
            <text:p>1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78" calcext:value-type="float">
            <text:p>1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79" calcext:value-type="float">
            <text:p>1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80" calcext:value-type="float">
            <text:p>12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81" calcext:value-type="float">
            <text:p>1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82" calcext:value-type="float">
            <text:p>1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83" calcext:value-type="float">
            <text:p>1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84" calcext:value-type="float">
            <text:p>1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85" calcext:value-type="float">
            <text:p>1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86" calcext:value-type="float">
            <text:p>1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87" calcext:value-type="float">
            <text:p>1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88" calcext:value-type="float">
            <text:p>1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89" calcext:value-type="float">
            <text:p>1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90" calcext:value-type="float">
            <text:p>12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91" calcext:value-type="float">
            <text:p>1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292" calcext:value-type="float">
            <text:p>1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93" calcext:value-type="float">
            <text:p>12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94" calcext:value-type="float">
            <text:p>1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remium_sales</text:p>
          </table:table-cell>
          <table:table-cell office:value-type="float" office:value="1295" calcext:value-type="float">
            <text:p>12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296" calcext:value-type="float">
            <text:p>1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claim_transfer_reserve</text:p>
          </table:table-cell>
          <table:table-cell office:value-type="float" office:value="1297" calcext:value-type="float">
            <text:p>12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298" calcext:value-type="float">
            <text:p>1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1299" calcext:value-type="float">
            <text:p>1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transfer_reserve</text:p>
          </table:table-cell>
          <table:table-cell office:value-type="float" office:value="1300" calcext:value-type="float">
            <text:p>1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01" calcext:value-type="float">
            <text:p>1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02" calcext:value-type="float">
            <text:p>1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03" calcext:value-type="float">
            <text:p>1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04" calcext:value-type="float">
            <text:p>1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05" calcext:value-type="float">
            <text:p>13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06" calcext:value-type="float">
            <text:p>13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07" calcext:value-type="float">
            <text:p>1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08" calcext:value-type="float">
            <text:p>1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09" calcext:value-type="float">
            <text:p>13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10" calcext:value-type="float">
            <text:p>13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11" calcext:value-type="float">
            <text:p>1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12" calcext:value-type="float">
            <text:p>13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13" calcext:value-type="float">
            <text:p>13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14" calcext:value-type="float">
            <text:p>1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15" calcext:value-type="float">
            <text:p>1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16" calcext:value-type="float">
            <text:p>1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17" calcext:value-type="float">
            <text:p>1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remium_sales</text:p>
          </table:table-cell>
          <table:table-cell office:value-type="float" office:value="1318" calcext:value-type="float">
            <text:p>1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19" calcext:value-type="float">
            <text:p>13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20" calcext:value-type="float">
            <text:p>13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21" calcext:value-type="float">
            <text:p>1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22" calcext:value-type="float">
            <text:p>1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23" calcext:value-type="float">
            <text:p>1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24" calcext:value-type="float">
            <text:p>13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25" calcext:value-type="float">
            <text:p>1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26" calcext:value-type="float">
            <text:p>13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27" calcext:value-type="float">
            <text:p>13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28" calcext:value-type="float">
            <text:p>1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29" calcext:value-type="float">
            <text:p>1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30" calcext:value-type="float">
            <text:p>13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31" calcext:value-type="float">
            <text:p>1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32" calcext:value-type="float">
            <text:p>13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33" calcext:value-type="float">
            <text:p>1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34" calcext:value-type="float">
            <text:p>13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35" calcext:value-type="float">
            <text:p>13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36" calcext:value-type="float">
            <text:p>1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37" calcext:value-type="float">
            <text:p>13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38" calcext:value-type="float">
            <text:p>1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39" calcext:value-type="float">
            <text:p>13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40" calcext:value-type="float">
            <text:p>13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41" calcext:value-type="float">
            <text:p>13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42" calcext:value-type="float">
            <text:p>1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43" calcext:value-type="float">
            <text:p>13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44" calcext:value-type="float">
            <text:p>13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45" calcext:value-type="float">
            <text:p>1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46" calcext:value-type="float">
            <text:p>1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47" calcext:value-type="float">
            <text:p>1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48" calcext:value-type="float">
            <text:p>1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49" calcext:value-type="float">
            <text:p>1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50" calcext:value-type="float">
            <text:p>1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51" calcext:value-type="float">
            <text:p>13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52" calcext:value-type="float">
            <text:p>13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53" calcext:value-type="float">
            <text:p>1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354" calcext:value-type="float">
            <text:p>1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55" calcext:value-type="float">
            <text:p>1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56" calcext:value-type="float">
            <text:p>1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57" calcext:value-type="float">
            <text:p>13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58" calcext:value-type="float">
            <text:p>13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59" calcext:value-type="float">
            <text:p>1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60" calcext:value-type="float">
            <text:p>13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61" calcext:value-type="float">
            <text:p>1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62" calcext:value-type="float">
            <text:p>13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63" calcext:value-type="float">
            <text:p>1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_top_client</text:p>
          </table:table-cell>
          <table:table-cell office:value-type="float" office:value="1364" calcext:value-type="float">
            <text:p>1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65" calcext:value-type="float">
            <text:p>13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66" calcext:value-type="float">
            <text:p>13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67" calcext:value-type="float">
            <text:p>13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368" calcext:value-type="float">
            <text:p>1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69" calcext:value-type="float">
            <text:p>13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70" calcext:value-type="float">
            <text:p>13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71" calcext:value-type="float">
            <text:p>13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72" calcext:value-type="float">
            <text:p>13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73" calcext:value-type="float">
            <text:p>13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74" calcext:value-type="float">
            <text:p>13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1375" calcext:value-type="float">
            <text:p>1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76" calcext:value-type="float">
            <text:p>13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77" calcext:value-type="float">
            <text:p>13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78" calcext:value-type="float">
            <text:p>1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79" calcext:value-type="float">
            <text:p>13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80" calcext:value-type="float">
            <text:p>13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381" calcext:value-type="float">
            <text:p>1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82" calcext:value-type="float">
            <text:p>13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83" calcext:value-type="float">
            <text:p>13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pk</text:p>
          </table:table-cell>
          <table:table-cell office:value-type="float" office:value="1384" calcext:value-type="float">
            <text:p>13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85" calcext:value-type="float">
            <text:p>13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86" calcext:value-type="float">
            <text:p>13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387" calcext:value-type="float">
            <text:p>13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88" calcext:value-type="float">
            <text:p>13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89" calcext:value-type="float">
            <text:p>13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90" calcext:value-type="float">
            <text:p>13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91" calcext:value-type="float">
            <text:p>13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392" calcext:value-type="float">
            <text:p>1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93" calcext:value-type="float">
            <text:p>13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94" calcext:value-type="float">
            <text:p>13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95" calcext:value-type="float">
            <text:p>13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96" calcext:value-type="float">
            <text:p>13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97" calcext:value-type="float">
            <text:p>1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98" calcext:value-type="float">
            <text:p>13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399" calcext:value-type="float">
            <text:p>13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00" calcext:value-type="float">
            <text:p>1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01" calcext:value-type="float">
            <text:p>14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02" calcext:value-type="float">
            <text:p>1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03" calcext:value-type="float">
            <text:p>14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04" calcext:value-type="float">
            <text:p>1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05" calcext:value-type="float">
            <text:p>14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06" calcext:value-type="float">
            <text:p>14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07" calcext:value-type="float">
            <text:p>14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08" calcext:value-type="float">
            <text:p>14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09" calcext:value-type="float">
            <text:p>14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10" calcext:value-type="float">
            <text:p>14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11" calcext:value-type="float">
            <text:p>14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12" calcext:value-type="float">
            <text:p>14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transfer</text:p>
          </table:table-cell>
          <table:table-cell office:value-type="float" office:value="1413" calcext:value-type="float">
            <text:p>14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14" calcext:value-type="float">
            <text:p>1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15" calcext:value-type="float">
            <text:p>14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16" calcext:value-type="float">
            <text:p>14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17" calcext:value-type="float">
            <text:p>1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18" calcext:value-type="float">
            <text:p>14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19" calcext:value-type="float">
            <text:p>14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20" calcext:value-type="float">
            <text:p>14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21" calcext:value-type="float">
            <text:p>14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22" calcext:value-type="float">
            <text:p>14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23" calcext:value-type="float">
            <text:p>1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24" calcext:value-type="float">
            <text:p>1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25" calcext:value-type="float">
            <text:p>14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26" calcext:value-type="float">
            <text:p>14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27" calcext:value-type="float">
            <text:p>1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1428" calcext:value-type="float">
            <text:p>14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29" calcext:value-type="float">
            <text:p>14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30" calcext:value-type="float">
            <text:p>14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31" calcext:value-type="float">
            <text:p>14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32" calcext:value-type="float">
            <text:p>14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office:value-type="string" calcext:value-type="string">
            <text:p>outgoing_tmsg</text:p>
          </table:table-cell>
          <table:table-cell office:value-type="string" calcext:value-type="string">
            <text:p>deposit</text:p>
          </table:table-cell>
          <table:table-cell office:value-type="float" office:value="1433" calcext:value-type="float">
            <text:p>14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34" calcext:value-type="float">
            <text:p>14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35" calcext:value-type="float">
            <text:p>1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1436" calcext:value-type="float">
            <text:p>14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37" calcext:value-type="float">
            <text:p>14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39" calcext:value-type="float">
            <text:p>14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40" calcext:value-type="float">
            <text:p>14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41" calcext:value-type="float">
            <text:p>14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42" calcext:value-type="float">
            <text:p>14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43" calcext:value-type="float">
            <text:p>14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_top_client</text:p>
          </table:table-cell>
          <table:table-cell office:value-type="float" office:value="1444" calcext:value-type="float">
            <text:p>14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45" calcext:value-type="float">
            <text:p>14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46" calcext:value-type="float">
            <text:p>14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47" calcext:value-type="float">
            <text:p>14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48" calcext:value-type="float">
            <text:p>14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49" calcext:value-type="float">
            <text:p>14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50" calcext:value-type="float">
            <text:p>1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51" calcext:value-type="float">
            <text:p>14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52" calcext:value-type="float">
            <text:p>14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53" calcext:value-type="float">
            <text:p>14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54" calcext:value-type="float">
            <text:p>14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55" calcext:value-type="float">
            <text:p>14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56" calcext:value-type="float">
            <text:p>14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57" calcext:value-type="float">
            <text:p>14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58" calcext:value-type="float">
            <text:p>14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59" calcext:value-type="float">
            <text:p>14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60" calcext:value-type="float">
            <text:p>14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61" calcext:value-type="float">
            <text:p>14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62" calcext:value-type="float">
            <text:p>14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63" calcext:value-type="float">
            <text:p>14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64" calcext:value-type="float">
            <text:p>14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65" calcext:value-type="float">
            <text:p>1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66" calcext:value-type="float">
            <text:p>14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67" calcext:value-type="float">
            <text:p>1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68" calcext:value-type="float">
            <text:p>14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69" calcext:value-type="float">
            <text:p>14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70" calcext:value-type="float">
            <text:p>1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71" calcext:value-type="float">
            <text:p>1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72" calcext:value-type="float">
            <text:p>14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remium_sales</text:p>
          </table:table-cell>
          <table:table-cell office:value-type="float" office:value="1473" calcext:value-type="float">
            <text:p>14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74" calcext:value-type="float">
            <text:p>14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75" calcext:value-type="float">
            <text:p>14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76" calcext:value-type="float">
            <text:p>14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est_incoming_derivative</text:p>
          </table:table-cell>
          <table:table-cell office:value-type="float" office:value="1477" calcext:value-type="float">
            <text:p>14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78" calcext:value-type="float">
            <text:p>1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79" calcext:value-type="float">
            <text:p>14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80" calcext:value-type="float">
            <text:p>1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81" calcext:value-type="float">
            <text:p>14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82" calcext:value-type="float">
            <text:p>14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83" calcext:value-type="float">
            <text:p>14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84" calcext:value-type="float">
            <text:p>14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85" calcext:value-type="float">
            <text:p>14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86" calcext:value-type="float">
            <text:p>14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87" calcext:value-type="float">
            <text:p>14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88" calcext:value-type="float">
            <text:p>14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89" calcext:value-type="float">
            <text:p>14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90" calcext:value-type="float">
            <text:p>14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91" calcext:value-type="float">
            <text:p>1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92" calcext:value-type="float">
            <text:p>1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93" calcext:value-type="float">
            <text:p>14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94" calcext:value-type="float">
            <text:p>14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95" calcext:value-type="float">
            <text:p>14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96" calcext:value-type="float">
            <text:p>14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497" calcext:value-type="float">
            <text:p>14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98" calcext:value-type="float">
            <text:p>1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499" calcext:value-type="float">
            <text:p>14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00" calcext:value-type="float">
            <text:p>1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1501" calcext:value-type="float">
            <text:p>15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02" calcext:value-type="float">
            <text:p>15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03" calcext:value-type="float">
            <text:p>15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04" calcext:value-type="float">
            <text:p>15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05" calcext:value-type="float">
            <text:p>1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06" calcext:value-type="float">
            <text:p>15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07" calcext:value-type="float">
            <text:p>15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08" calcext:value-type="float">
            <text:p>15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09" calcext:value-type="float">
            <text:p>15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10" calcext:value-type="float">
            <text:p>15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11" calcext:value-type="float">
            <text:p>15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12" calcext:value-type="float">
            <text:p>15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13" calcext:value-type="float">
            <text:p>15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14" calcext:value-type="float">
            <text:p>15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15" calcext:value-type="float">
            <text:p>15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16" calcext:value-type="float">
            <text:p>15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17" calcext:value-type="float">
            <text:p>1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18" calcext:value-type="float">
            <text:p>15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19" calcext:value-type="float">
            <text:p>15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20" calcext:value-type="float">
            <text:p>15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21" calcext:value-type="float">
            <text:p>15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22" calcext:value-type="float">
            <text:p>15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23" calcext:value-type="float">
            <text:p>15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24" calcext:value-type="float">
            <text:p>15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25" calcext:value-type="float">
            <text:p>1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26" calcext:value-type="float">
            <text:p>15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27" calcext:value-type="float">
            <text:p>15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28" calcext:value-type="float">
            <text:p>15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29" calcext:value-type="float">
            <text:p>15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30" calcext:value-type="float">
            <text:p>15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31" calcext:value-type="float">
            <text:p>15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32" calcext:value-type="float">
            <text:p>1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1533" calcext:value-type="float">
            <text:p>15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34" calcext:value-type="float">
            <text:p>1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35" calcext:value-type="float">
            <text:p>15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36" calcext:value-type="float">
            <text:p>15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537" calcext:value-type="float">
            <text:p>15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538" calcext:value-type="float">
            <text:p>15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39" calcext:value-type="float">
            <text:p>15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40" calcext:value-type="float">
            <text:p>15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41" calcext:value-type="float">
            <text:p>15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42" calcext:value-type="float">
            <text:p>15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43" calcext:value-type="float">
            <text:p>15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44" calcext:value-type="float">
            <text:p>15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45" calcext:value-type="float">
            <text:p>1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46" calcext:value-type="float">
            <text:p>15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47" calcext:value-type="float">
            <text:p>15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48" calcext:value-type="float">
            <text:p>15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49" calcext:value-type="float">
            <text:p>15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51" calcext:value-type="float">
            <text:p>1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52" calcext:value-type="float">
            <text:p>15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53" calcext:value-type="float">
            <text:p>15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54" calcext:value-type="float">
            <text:p>15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55" calcext:value-type="float">
            <text:p>15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556" calcext:value-type="float">
            <text:p>15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57" calcext:value-type="float">
            <text:p>15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58" calcext:value-type="float">
            <text:p>15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59" calcext:value-type="float">
            <text:p>15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60" calcext:value-type="float">
            <text:p>15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61" calcext:value-type="float">
            <text:p>15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estkopilka_wo</text:p>
          </table:table-cell>
          <table:table-cell office:value-type="float" office:value="1562" calcext:value-type="float">
            <text:p>15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63" calcext:value-type="float">
            <text:p>15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64" calcext:value-type="float">
            <text:p>15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65" calcext:value-type="float">
            <text:p>15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66" calcext:value-type="float">
            <text:p>15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67" calcext:value-type="float">
            <text:p>15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68" calcext:value-type="float">
            <text:p>15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69" calcext:value-type="float">
            <text:p>15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70" calcext:value-type="float">
            <text:p>15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71" calcext:value-type="float">
            <text:p>15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72" calcext:value-type="float">
            <text:p>15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73" calcext:value-type="float">
            <text:p>1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74" calcext:value-type="float">
            <text:p>15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575" calcext:value-type="float">
            <text:p>15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76" calcext:value-type="float">
            <text:p>15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77" calcext:value-type="float">
            <text:p>15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78" calcext:value-type="float">
            <text:p>15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79" calcext:value-type="float">
            <text:p>15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80" calcext:value-type="float">
            <text:p>15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81" calcext:value-type="float">
            <text:p>15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82" calcext:value-type="float">
            <text:p>15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83" calcext:value-type="float">
            <text:p>15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84" calcext:value-type="float">
            <text:p>15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85" calcext:value-type="float">
            <text:p>15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86" calcext:value-type="float">
            <text:p>15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87" calcext:value-type="float">
            <text:p>15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1588" calcext:value-type="float">
            <text:p>15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89" calcext:value-type="float">
            <text:p>15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90" calcext:value-type="float">
            <text:p>15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591" calcext:value-type="float">
            <text:p>15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92" calcext:value-type="float">
            <text:p>15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93" calcext:value-type="float">
            <text:p>15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94" calcext:value-type="float">
            <text:p>15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95" calcext:value-type="float">
            <text:p>15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96" calcext:value-type="float">
            <text:p>15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transfer</text:p>
          </table:table-cell>
          <table:table-cell office:value-type="float" office:value="1597" calcext:value-type="float">
            <text:p>15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98" calcext:value-type="float">
            <text:p>15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599" calcext:value-type="float">
            <text:p>15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00" calcext:value-type="float">
            <text:p>1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01" calcext:value-type="float">
            <text:p>16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02" calcext:value-type="float">
            <text:p>16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03" calcext:value-type="float">
            <text:p>1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1604" calcext:value-type="float">
            <text:p>16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05" calcext:value-type="float">
            <text:p>16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06" calcext:value-type="float">
            <text:p>16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07" calcext:value-type="float">
            <text:p>16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08" calcext:value-type="float">
            <text:p>16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1609" calcext:value-type="float">
            <text:p>16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10" calcext:value-type="float">
            <text:p>16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11" calcext:value-type="float">
            <text:p>16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12" calcext:value-type="float">
            <text:p>16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13" calcext:value-type="float">
            <text:p>16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14" calcext:value-type="float">
            <text:p>1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15" calcext:value-type="float">
            <text:p>16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16" calcext:value-type="float">
            <text:p>16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17" calcext:value-type="float">
            <text:p>16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18" calcext:value-type="float">
            <text:p>16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19" calcext:value-type="float">
            <text:p>16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20" calcext:value-type="float">
            <text:p>16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21" calcext:value-type="float">
            <text:p>16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22" calcext:value-type="float">
            <text:p>16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23" calcext:value-type="float">
            <text:p>16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24" calcext:value-type="float">
            <text:p>16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25" calcext:value-type="float">
            <text:p>16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26" calcext:value-type="float">
            <text:p>16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27" calcext:value-type="float">
            <text:p>16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28" calcext:value-type="float">
            <text:p>16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29" calcext:value-type="float">
            <text:p>16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30" calcext:value-type="float">
            <text:p>16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31" calcext:value-type="float">
            <text:p>16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32" calcext:value-type="float">
            <text:p>1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33" calcext:value-type="float">
            <text:p>16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34" calcext:value-type="float">
            <text:p>16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635" calcext:value-type="float">
            <text:p>16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36" calcext:value-type="float">
            <text:p>16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37" calcext:value-type="float">
            <text:p>16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38" calcext:value-type="float">
            <text:p>16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39" calcext:value-type="float">
            <text:p>16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40" calcext:value-type="float">
            <text:p>16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41" calcext:value-type="float">
            <text:p>16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42" calcext:value-type="float">
            <text:p>16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43" calcext:value-type="float">
            <text:p>16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44" calcext:value-type="float">
            <text:p>16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45" calcext:value-type="float">
            <text:p>16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_top_client</text:p>
          </table:table-cell>
          <table:table-cell office:value-type="float" office:value="1646" calcext:value-type="float">
            <text:p>16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47" calcext:value-type="float">
            <text:p>16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48" calcext:value-type="float">
            <text:p>16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49" calcext:value-type="float">
            <text:p>16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50" calcext:value-type="float">
            <text:p>16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51" calcext:value-type="float">
            <text:p>16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52" calcext:value-type="float">
            <text:p>16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53" calcext:value-type="float">
            <text:p>16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654" calcext:value-type="float">
            <text:p>1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55" calcext:value-type="float">
            <text:p>16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56" calcext:value-type="float">
            <text:p>16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57" calcext:value-type="float">
            <text:p>16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k_claim_temporary</text:p>
          </table:table-cell>
          <table:table-cell office:value-type="float" office:value="1658" calcext:value-type="float">
            <text:p>16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59" calcext:value-type="float">
            <text:p>16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60" calcext:value-type="float">
            <text:p>16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61" calcext:value-type="float">
            <text:p>16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62" calcext:value-type="float">
            <text:p>16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63" calcext:value-type="float">
            <text:p>16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64" calcext:value-type="float">
            <text:p>16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65" calcext:value-type="float">
            <text:p>16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66" calcext:value-type="float">
            <text:p>16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67" calcext:value-type="float">
            <text:p>1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68" calcext:value-type="float">
            <text:p>16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69" calcext:value-type="float">
            <text:p>16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70" calcext:value-type="float">
            <text:p>16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71" calcext:value-type="float">
            <text:p>16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72" calcext:value-type="float">
            <text:p>16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73" calcext:value-type="float">
            <text:p>16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674" calcext:value-type="float">
            <text:p>16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75" calcext:value-type="float">
            <text:p>16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676" calcext:value-type="float">
            <text:p>16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677" calcext:value-type="float">
            <text:p>16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78" calcext:value-type="float">
            <text:p>16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79" calcext:value-type="float">
            <text:p>16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80" calcext:value-type="float">
            <text:p>16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81" calcext:value-type="float">
            <text:p>16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82" calcext:value-type="float">
            <text:p>16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83" calcext:value-type="float">
            <text:p>16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84" calcext:value-type="float">
            <text:p>16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85" calcext:value-type="float">
            <text:p>16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86" calcext:value-type="float">
            <text:p>16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87" calcext:value-type="float">
            <text:p>16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88" calcext:value-type="float">
            <text:p>16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89" calcext:value-type="float">
            <text:p>16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90" calcext:value-type="float">
            <text:p>16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91" calcext:value-type="float">
            <text:p>16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92" calcext:value-type="float">
            <text:p>16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693" calcext:value-type="float">
            <text:p>16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94" calcext:value-type="float">
            <text:p>16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95" calcext:value-type="float">
            <text:p>16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96" calcext:value-type="float">
            <text:p>16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97" calcext:value-type="float">
            <text:p>16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698" calcext:value-type="float">
            <text:p>16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699" calcext:value-type="float">
            <text:p>16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00" calcext:value-type="float">
            <text:p>1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01" calcext:value-type="float">
            <text:p>17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02" calcext:value-type="float">
            <text:p>17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03" calcext:value-type="float">
            <text:p>17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04" calcext:value-type="float">
            <text:p>17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05" calcext:value-type="float">
            <text:p>1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06" calcext:value-type="float">
            <text:p>17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07" calcext:value-type="float">
            <text:p>1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08" calcext:value-type="float">
            <text:p>17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09" calcext:value-type="float">
            <text:p>17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10" calcext:value-type="float">
            <text:p>17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11" calcext:value-type="float">
            <text:p>17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712" calcext:value-type="float">
            <text:p>17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estkopilka_wo</text:p>
          </table:table-cell>
          <table:table-cell office:value-type="float" office:value="1713" calcext:value-type="float">
            <text:p>17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14" calcext:value-type="float">
            <text:p>17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15" calcext:value-type="float">
            <text:p>17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16" calcext:value-type="float">
            <text:p>17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17" calcext:value-type="float">
            <text:p>17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18" calcext:value-type="float">
            <text:p>17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20" calcext:value-type="float">
            <text:p>1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21" calcext:value-type="float">
            <text:p>17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22" calcext:value-type="float">
            <text:p>17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23" calcext:value-type="float">
            <text:p>17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24" calcext:value-type="float">
            <text:p>17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25" calcext:value-type="float">
            <text:p>17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26" calcext:value-type="float">
            <text:p>17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27" calcext:value-type="float">
            <text:p>17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28" calcext:value-type="float">
            <text:p>17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transfer</text:p>
          </table:table-cell>
          <table:table-cell office:value-type="float" office:value="1729" calcext:value-type="float">
            <text:p>17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30" calcext:value-type="float">
            <text:p>17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31" calcext:value-type="float">
            <text:p>17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32" calcext:value-type="float">
            <text:p>17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33" calcext:value-type="float">
            <text:p>1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transfer_reserve</text:p>
          </table:table-cell>
          <table:table-cell office:value-type="float" office:value="1734" calcext:value-type="float">
            <text:p>17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35" calcext:value-type="float">
            <text:p>17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36" calcext:value-type="float">
            <text:p>17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37" calcext:value-type="float">
            <text:p>17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38" calcext:value-type="float">
            <text:p>17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39" calcext:value-type="float">
            <text:p>1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40" calcext:value-type="float">
            <text:p>17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41" calcext:value-type="float">
            <text:p>17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42" calcext:value-type="float">
            <text:p>17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k_transfer</text:p>
          </table:table-cell>
          <table:table-cell office:value-type="string" calcext:value-type="string">
            <text:p>assist</text:p>
          </table:table-cell>
          <table:table-cell office:value-type="float" office:value="1743" calcext:value-type="float">
            <text:p>17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44" calcext:value-type="float">
            <text:p>17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45" calcext:value-type="float">
            <text:p>17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46" calcext:value-type="float">
            <text:p>17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47" calcext:value-type="float">
            <text:p>17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748" calcext:value-type="float">
            <text:p>17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49" calcext:value-type="float">
            <text:p>17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51" calcext:value-type="float">
            <text:p>17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52" calcext:value-type="float">
            <text:p>17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53" calcext:value-type="float">
            <text:p>17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54" calcext:value-type="float">
            <text:p>17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55" calcext:value-type="float">
            <text:p>17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56" calcext:value-type="float">
            <text:p>17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cobrands_transfer</text:p>
          </table:table-cell>
          <table:table-cell office:value-type="float" office:value="1757" calcext:value-type="float">
            <text:p>17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58" calcext:value-type="float">
            <text:p>17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59" calcext:value-type="float">
            <text:p>17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1760" calcext:value-type="float">
            <text:p>17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remium_sales</text:p>
          </table:table-cell>
          <table:table-cell office:value-type="float" office:value="1761" calcext:value-type="float">
            <text:p>17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62" calcext:value-type="float">
            <text:p>17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63" calcext:value-type="float">
            <text:p>17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64" calcext:value-type="float">
            <text:p>17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65" calcext:value-type="float">
            <text:p>17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66" calcext:value-type="float">
            <text:p>17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67" calcext:value-type="float">
            <text:p>17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68" calcext:value-type="float">
            <text:p>17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69" calcext:value-type="float">
            <text:p>17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70" calcext:value-type="float">
            <text:p>17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71" calcext:value-type="float">
            <text:p>17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72" calcext:value-type="float">
            <text:p>17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73" calcext:value-type="float">
            <text:p>17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74" calcext:value-type="float">
            <text:p>17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75" calcext:value-type="float">
            <text:p>17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76" calcext:value-type="float">
            <text:p>17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77" calcext:value-type="float">
            <text:p>17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1778" calcext:value-type="float">
            <text:p>17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79" calcext:value-type="float">
            <text:p>17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780" calcext:value-type="float">
            <text:p>17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81" calcext:value-type="float">
            <text:p>17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82" calcext:value-type="float">
            <text:p>17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83" calcext:value-type="float">
            <text:p>17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84" calcext:value-type="float">
            <text:p>17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85" calcext:value-type="float">
            <text:p>17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86" calcext:value-type="float">
            <text:p>17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87" calcext:value-type="float">
            <text:p>17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88" calcext:value-type="float">
            <text:p>17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89" calcext:value-type="float">
            <text:p>17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90" calcext:value-type="float">
            <text:p>17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91" calcext:value-type="float">
            <text:p>17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92" calcext:value-type="float">
            <text:p>17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93" calcext:value-type="float">
            <text:p>17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794" calcext:value-type="float">
            <text:p>17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95" calcext:value-type="float">
            <text:p>1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96" calcext:value-type="float">
            <text:p>17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estkopilka_wo</text:p>
          </table:table-cell>
          <table:table-cell office:value-type="float" office:value="1797" calcext:value-type="float">
            <text:p>17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798" calcext:value-type="float">
            <text:p>1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transfer</text:p>
          </table:table-cell>
          <table:table-cell office:value-type="float" office:value="1799" calcext:value-type="float">
            <text:p>17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00" calcext:value-type="float">
            <text:p>1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01" calcext:value-type="float">
            <text:p>18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02" calcext:value-type="float">
            <text:p>18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03" calcext:value-type="float">
            <text:p>18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04" calcext:value-type="float">
            <text:p>18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05" calcext:value-type="float">
            <text:p>1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06" calcext:value-type="float">
            <text:p>18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07" calcext:value-type="float">
            <text:p>18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08" calcext:value-type="float">
            <text:p>18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09" calcext:value-type="float">
            <text:p>18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10" calcext:value-type="float">
            <text:p>18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11" calcext:value-type="float">
            <text:p>18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12" calcext:value-type="float">
            <text:p>1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13" calcext:value-type="float">
            <text:p>18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14" calcext:value-type="float">
            <text:p>18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15" calcext:value-type="float">
            <text:p>18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16" calcext:value-type="float">
            <text:p>18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17" calcext:value-type="float">
            <text:p>18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18" calcext:value-type="float">
            <text:p>18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19" calcext:value-type="float">
            <text:p>18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20" calcext:value-type="float">
            <text:p>18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21" calcext:value-type="float">
            <text:p>18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22" calcext:value-type="float">
            <text:p>18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23" calcext:value-type="float">
            <text:p>18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24" calcext:value-type="float">
            <text:p>18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25" calcext:value-type="float">
            <text:p>18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26" calcext:value-type="float">
            <text:p>18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27" calcext:value-type="float">
            <text:p>18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1828" calcext:value-type="float">
            <text:p>18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29" calcext:value-type="float">
            <text:p>18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30" calcext:value-type="float">
            <text:p>18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31" calcext:value-type="float">
            <text:p>1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32" calcext:value-type="float">
            <text:p>18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33" calcext:value-type="float">
            <text:p>18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34" calcext:value-type="float">
            <text:p>18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35" calcext:value-type="float">
            <text:p>18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remium_sales</text:p>
          </table:table-cell>
          <table:table-cell office:value-type="float" office:value="1836" calcext:value-type="float">
            <text:p>18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37" calcext:value-type="float">
            <text:p>18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1838" calcext:value-type="float">
            <text:p>18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39" calcext:value-type="float">
            <text:p>18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840" calcext:value-type="float">
            <text:p>18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transfer</text:p>
          </table:table-cell>
          <table:table-cell office:value-type="float" office:value="1841" calcext:value-type="float">
            <text:p>18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42" calcext:value-type="float">
            <text:p>18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43" calcext:value-type="float">
            <text:p>18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44" calcext:value-type="float">
            <text:p>1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45" calcext:value-type="float">
            <text:p>18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46" calcext:value-type="float">
            <text:p>18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47" calcext:value-type="float">
            <text:p>18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48" calcext:value-type="float">
            <text:p>18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49" calcext:value-type="float">
            <text:p>18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50" calcext:value-type="float">
            <text:p>1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51" calcext:value-type="float">
            <text:p>18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52" calcext:value-type="float">
            <text:p>18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53" calcext:value-type="float">
            <text:p>18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54" calcext:value-type="float">
            <text:p>18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55" calcext:value-type="float">
            <text:p>18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856" calcext:value-type="float">
            <text:p>18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57" calcext:value-type="float">
            <text:p>1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858" calcext:value-type="float">
            <text:p>18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59" calcext:value-type="float">
            <text:p>18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60" calcext:value-type="float">
            <text:p>18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61" calcext:value-type="float">
            <text:p>18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62" calcext:value-type="float">
            <text:p>18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63" calcext:value-type="float">
            <text:p>18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64" calcext:value-type="float">
            <text:p>18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65" calcext:value-type="float">
            <text:p>18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66" calcext:value-type="float">
            <text:p>18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67" calcext:value-type="float">
            <text:p>18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68" calcext:value-type="float">
            <text:p>18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69" calcext:value-type="float">
            <text:p>18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70" calcext:value-type="float">
            <text:p>18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71" calcext:value-type="float">
            <text:p>18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72" calcext:value-type="float">
            <text:p>18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73" calcext:value-type="float">
            <text:p>18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74" calcext:value-type="float">
            <text:p>18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75" calcext:value-type="float">
            <text:p>18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76" calcext:value-type="float">
            <text:p>18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77" calcext:value-type="float">
            <text:p>18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78" calcext:value-type="float">
            <text:p>18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79" calcext:value-type="float">
            <text:p>18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80" calcext:value-type="float">
            <text:p>18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81" calcext:value-type="float">
            <text:p>18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82" calcext:value-type="float">
            <text:p>18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83" calcext:value-type="float">
            <text:p>18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84" calcext:value-type="float">
            <text:p>18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85" calcext:value-type="float">
            <text:p>18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86" calcext:value-type="float">
            <text:p>18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87" calcext:value-type="float">
            <text:p>18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88" calcext:value-type="float">
            <text:p>18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89" calcext:value-type="float">
            <text:p>18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90" calcext:value-type="float">
            <text:p>18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91" calcext:value-type="float">
            <text:p>18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92" calcext:value-type="float">
            <text:p>18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93" calcext:value-type="float">
            <text:p>18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94" calcext:value-type="float">
            <text:p>18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895" calcext:value-type="float">
            <text:p>18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96" calcext:value-type="float">
            <text:p>18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97" calcext:value-type="float">
            <text:p>18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98" calcext:value-type="float">
            <text:p>18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899" calcext:value-type="float">
            <text:p>18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00" calcext:value-type="float">
            <text:p>1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01" calcext:value-type="float">
            <text:p>19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02" calcext:value-type="float">
            <text:p>19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03" calcext:value-type="float">
            <text:p>19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04" calcext:value-type="float">
            <text:p>19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05" calcext:value-type="float">
            <text:p>19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06" calcext:value-type="float">
            <text:p>19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07" calcext:value-type="float">
            <text:p>19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08" calcext:value-type="float">
            <text:p>19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09" calcext:value-type="float">
            <text:p>19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10" calcext:value-type="float">
            <text:p>19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11" calcext:value-type="float">
            <text:p>19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12" calcext:value-type="float">
            <text:p>19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13" calcext:value-type="float">
            <text:p>19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14" calcext:value-type="float">
            <text:p>19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15" calcext:value-type="float">
            <text:p>19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16" calcext:value-type="float">
            <text:p>19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17" calcext:value-type="float">
            <text:p>19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18" calcext:value-type="float">
            <text:p>19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19" calcext:value-type="float">
            <text:p>19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20" calcext:value-type="float">
            <text:p>19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21" calcext:value-type="float">
            <text:p>19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m_experienced</text:p>
          </table:table-cell>
          <table:table-cell office:value-type="float" office:value="1922" calcext:value-type="float">
            <text:p>19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23" calcext:value-type="float">
            <text:p>19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24" calcext:value-type="float">
            <text:p>19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25" calcext:value-type="float">
            <text:p>19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26" calcext:value-type="float">
            <text:p>19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927" calcext:value-type="float">
            <text:p>19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28" calcext:value-type="float">
            <text:p>19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29" calcext:value-type="float">
            <text:p>19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30" calcext:value-type="float">
            <text:p>19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31" calcext:value-type="float">
            <text:p>19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32" calcext:value-type="float">
            <text:p>19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33" calcext:value-type="float">
            <text:p>19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34" calcext:value-type="float">
            <text:p>19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35" calcext:value-type="float">
            <text:p>19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36" calcext:value-type="float">
            <text:p>19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37" calcext:value-type="float">
            <text:p>19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38" calcext:value-type="float">
            <text:p>19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transfer</text:p>
          </table:table-cell>
          <table:table-cell office:value-type="float" office:value="1939" calcext:value-type="float">
            <text:p>19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40" calcext:value-type="float">
            <text:p>19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41" calcext:value-type="float">
            <text:p>1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42" calcext:value-type="float">
            <text:p>19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office:value-type="string" calcext:value-type="string">
            <text:p>Investkopilka_wo</text:p>
          </table:table-cell>
          <table:table-cell office:value-type="string" calcext:value-type="string">
            <text:p>treyding</text:p>
          </table:table-cell>
          <table:table-cell office:value-type="float" office:value="1943" calcext:value-type="float">
            <text:p>19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44" calcext:value-type="float">
            <text:p>19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45" calcext:value-type="float">
            <text:p>19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46" calcext:value-type="float">
            <text:p>19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47" calcext:value-type="float">
            <text:p>19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48" calcext:value-type="float">
            <text:p>19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49" calcext:value-type="float">
            <text:p>19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50" calcext:value-type="float">
            <text:p>19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51" calcext:value-type="float">
            <text:p>19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52" calcext:value-type="float">
            <text:p>19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53" calcext:value-type="float">
            <text:p>19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54" calcext:value-type="float">
            <text:p>19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55" calcext:value-type="float">
            <text:p>19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57" calcext:value-type="float">
            <text:p>19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58" calcext:value-type="float">
            <text:p>19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59" calcext:value-type="float">
            <text:p>19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960" calcext:value-type="float">
            <text:p>19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61" calcext:value-type="float">
            <text:p>19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62" calcext:value-type="float">
            <text:p>19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63" calcext:value-type="float">
            <text:p>19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64" calcext:value-type="float">
            <text:p>19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65" calcext:value-type="float">
            <text:p>19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66" calcext:value-type="float">
            <text:p>19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67" calcext:value-type="float">
            <text:p>19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68" calcext:value-type="float">
            <text:p>19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69" calcext:value-type="float">
            <text:p>19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70" calcext:value-type="float">
            <text:p>19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71" calcext:value-type="float">
            <text:p>19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claim_transfer_reserve</text:p>
          </table:table-cell>
          <table:table-cell office:value-type="float" office:value="1972" calcext:value-type="float">
            <text:p>19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73" calcext:value-type="float">
            <text:p>19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74" calcext:value-type="float">
            <text:p>19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75" calcext:value-type="float">
            <text:p>19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remium_sales</text:p>
          </table:table-cell>
          <table:table-cell office:value-type="float" office:value="1976" calcext:value-type="float">
            <text:p>19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1977" calcext:value-type="float">
            <text:p>19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78" calcext:value-type="float">
            <text:p>19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79" calcext:value-type="float">
            <text:p>19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80" calcext:value-type="float">
            <text:p>19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81" calcext:value-type="float">
            <text:p>19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82" calcext:value-type="float">
            <text:p>19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83" calcext:value-type="float">
            <text:p>19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84" calcext:value-type="float">
            <text:p>19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1985" calcext:value-type="float">
            <text:p>19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86" calcext:value-type="float">
            <text:p>19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87" calcext:value-type="float">
            <text:p>19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88" calcext:value-type="float">
            <text:p>19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s_service_gpd</text:p>
          </table:table-cell>
          <table:table-cell office:value-type="float" office:value="1989" calcext:value-type="float">
            <text:p>19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90" calcext:value-type="float">
            <text:p>19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91" calcext:value-type="float">
            <text:p>19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92" calcext:value-type="float">
            <text:p>19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93" calcext:value-type="float">
            <text:p>19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94" calcext:value-type="float">
            <text:p>19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95" calcext:value-type="float">
            <text:p>19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96" calcext:value-type="float">
            <text:p>19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97" calcext:value-type="float">
            <text:p>19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1998" calcext:value-type="float">
            <text:p>19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1999" calcext:value-type="float">
            <text:p>1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01" calcext:value-type="float">
            <text:p>2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02" calcext:value-type="float">
            <text:p>20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03" calcext:value-type="float">
            <text:p>2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04" calcext:value-type="float">
            <text:p>20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05" calcext:value-type="float">
            <text:p>20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23" calcext:value-type="float">
            <text:p>20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24" calcext:value-type="float">
            <text:p>20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25" calcext:value-type="float">
            <text:p>20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026" calcext:value-type="float">
            <text:p>20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27" calcext:value-type="float">
            <text:p>2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28" calcext:value-type="float">
            <text:p>20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29" calcext:value-type="float">
            <text:p>20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30" calcext:value-type="float">
            <text:p>20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31" calcext:value-type="float">
            <text:p>20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32" calcext:value-type="float">
            <text:p>20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33" calcext:value-type="float">
            <text:p>20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34" calcext:value-type="float">
            <text:p>20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35" calcext:value-type="float">
            <text:p>2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36" calcext:value-type="float">
            <text:p>20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37" calcext:value-type="float">
            <text:p>2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38" calcext:value-type="float">
            <text:p>20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39" calcext:value-type="float">
            <text:p>20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40" calcext:value-type="float">
            <text:p>20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41" calcext:value-type="float">
            <text:p>20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42" calcext:value-type="float">
            <text:p>20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43" calcext:value-type="float">
            <text:p>20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44" calcext:value-type="float">
            <text:p>20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45" calcext:value-type="float">
            <text:p>20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46" calcext:value-type="float">
            <text:p>20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47" calcext:value-type="float">
            <text:p>20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office:value-type="string" calcext:value-type="string">
            <text:p>dk_transfer</text:p>
          </table:table-cell>
          <table:table-cell office:value-type="string" calcext:value-type="string">
            <text:p>deposit</text:p>
          </table:table-cell>
          <table:table-cell office:value-type="float" office:value="2048" calcext:value-type="float">
            <text:p>20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49" calcext:value-type="float">
            <text:p>20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50" calcext:value-type="float">
            <text:p>2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51" calcext:value-type="float">
            <text:p>20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52" calcext:value-type="float">
            <text:p>20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53" calcext:value-type="float">
            <text:p>2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54" calcext:value-type="float">
            <text:p>20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57" calcext:value-type="float">
            <text:p>20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58" calcext:value-type="float">
            <text:p>20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59" calcext:value-type="float">
            <text:p>20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60" calcext:value-type="float">
            <text:p>20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61" calcext:value-type="float">
            <text:p>20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62" calcext:value-type="float">
            <text:p>20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63" calcext:value-type="float">
            <text:p>20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64" calcext:value-type="float">
            <text:p>20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65" calcext:value-type="float">
            <text:p>20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66" calcext:value-type="float">
            <text:p>20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67" calcext:value-type="float">
            <text:p>20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68" calcext:value-type="float">
            <text:p>20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69" calcext:value-type="float">
            <text:p>20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70" calcext:value-type="float">
            <text:p>20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71" calcext:value-type="float">
            <text:p>20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72" calcext:value-type="float">
            <text:p>20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073" calcext:value-type="float">
            <text:p>20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74" calcext:value-type="float">
            <text:p>20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75" calcext:value-type="float">
            <text:p>20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76" calcext:value-type="float">
            <text:p>20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077" calcext:value-type="float">
            <text:p>20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78" calcext:value-type="float">
            <text:p>20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79" calcext:value-type="float">
            <text:p>20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80" calcext:value-type="float">
            <text:p>20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81" calcext:value-type="float">
            <text:p>20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082" calcext:value-type="float">
            <text:p>20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83" calcext:value-type="float">
            <text:p>20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2084" calcext:value-type="float">
            <text:p>20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85" calcext:value-type="float">
            <text:p>2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86" calcext:value-type="float">
            <text:p>20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87" calcext:value-type="float">
            <text:p>20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88" calcext:value-type="float">
            <text:p>20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89" calcext:value-type="float">
            <text:p>20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90" calcext:value-type="float">
            <text:p>2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91" calcext:value-type="float">
            <text:p>20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92" calcext:value-type="float">
            <text:p>20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93" calcext:value-type="float">
            <text:p>20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94" calcext:value-type="float">
            <text:p>20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95" calcext:value-type="float">
            <text:p>2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96" calcext:value-type="float">
            <text:p>2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97" calcext:value-type="float">
            <text:p>20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098" calcext:value-type="float">
            <text:p>20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099" calcext:value-type="float">
            <text:p>2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00" calcext:value-type="float">
            <text:p>2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01" calcext:value-type="float">
            <text:p>2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02" calcext:value-type="float">
            <text:p>2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03" calcext:value-type="float">
            <text:p>2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04" calcext:value-type="float">
            <text:p>2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05" calcext:value-type="float">
            <text:p>2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06" calcext:value-type="float">
            <text:p>2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07" calcext:value-type="float">
            <text:p>2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remium_sales</text:p>
          </table:table-cell>
          <table:table-cell office:value-type="float" office:value="2108" calcext:value-type="float">
            <text:p>2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09" calcext:value-type="float">
            <text:p>2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10" calcext:value-type="float">
            <text:p>2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11" calcext:value-type="float">
            <text:p>2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12" calcext:value-type="float">
            <text:p>2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13" calcext:value-type="float">
            <text:p>2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14" calcext:value-type="float">
            <text:p>2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15" calcext:value-type="float">
            <text:p>2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16" calcext:value-type="float">
            <text:p>2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117" calcext:value-type="float">
            <text:p>2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18" calcext:value-type="float">
            <text:p>2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19" calcext:value-type="float">
            <text:p>2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20" calcext:value-type="float">
            <text:p>2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21" calcext:value-type="float">
            <text:p>21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22" calcext:value-type="float">
            <text:p>2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remium_sales</text:p>
          </table:table-cell>
          <table:table-cell office:value-type="float" office:value="2123" calcext:value-type="float">
            <text:p>2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24" calcext:value-type="float">
            <text:p>2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2125" calcext:value-type="float">
            <text:p>2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26" calcext:value-type="float">
            <text:p>2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27" calcext:value-type="float">
            <text:p>2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28" calcext:value-type="float">
            <text:p>2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mvnotransferservice</text:p>
          </table:table-cell>
          <table:table-cell office:value-type="float" office:value="2129" calcext:value-type="float">
            <text:p>2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30" calcext:value-type="float">
            <text:p>2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31" calcext:value-type="float">
            <text:p>2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32" calcext:value-type="float">
            <text:p>2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33" calcext:value-type="float">
            <text:p>2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34" calcext:value-type="float">
            <text:p>2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35" calcext:value-type="float">
            <text:p>2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36" calcext:value-type="float">
            <text:p>2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37" calcext:value-type="float">
            <text:p>2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38" calcext:value-type="float">
            <text:p>2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39" calcext:value-type="float">
            <text:p>2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40" calcext:value-type="float">
            <text:p>2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41" calcext:value-type="float">
            <text:p>2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42" calcext:value-type="float">
            <text:p>2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43" calcext:value-type="float">
            <text:p>2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44" calcext:value-type="float">
            <text:p>2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45" calcext:value-type="float">
            <text:p>2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46" calcext:value-type="float">
            <text:p>2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47" calcext:value-type="float">
            <text:p>2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48" calcext:value-type="float">
            <text:p>2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49" calcext:value-type="float">
            <text:p>2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50" calcext:value-type="float">
            <text:p>2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51" calcext:value-type="float">
            <text:p>2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52" calcext:value-type="float">
            <text:p>2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53" calcext:value-type="float">
            <text:p>2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54" calcext:value-type="float">
            <text:p>2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55" calcext:value-type="float">
            <text:p>2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156" calcext:value-type="float">
            <text:p>2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57" calcext:value-type="float">
            <text:p>2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2158" calcext:value-type="float">
            <text:p>2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59" calcext:value-type="float">
            <text:p>2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60" calcext:value-type="float">
            <text:p>2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61" calcext:value-type="float">
            <text:p>2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62" calcext:value-type="float">
            <text:p>2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163" calcext:value-type="float">
            <text:p>2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64" calcext:value-type="float">
            <text:p>2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2165" calcext:value-type="float">
            <text:p>2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66" calcext:value-type="float">
            <text:p>2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67" calcext:value-type="float">
            <text:p>2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68" calcext:value-type="float">
            <text:p>2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69" calcext:value-type="float">
            <text:p>2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70" calcext:value-type="float">
            <text:p>2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71" calcext:value-type="float">
            <text:p>2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72" calcext:value-type="float">
            <text:p>2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73" calcext:value-type="float">
            <text:p>21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74" calcext:value-type="float">
            <text:p>2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75" calcext:value-type="float">
            <text:p>2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76" calcext:value-type="float">
            <text:p>2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77" calcext:value-type="float">
            <text:p>2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78" calcext:value-type="float">
            <text:p>2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179" calcext:value-type="float">
            <text:p>2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transfer_reserve</text:p>
          </table:table-cell>
          <table:table-cell office:value-type="float" office:value="2180" calcext:value-type="float">
            <text:p>2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81" calcext:value-type="float">
            <text:p>2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82" calcext:value-type="float">
            <text:p>2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83" calcext:value-type="float">
            <text:p>2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84" calcext:value-type="float">
            <text:p>2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85" calcext:value-type="float">
            <text:p>2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86" calcext:value-type="float">
            <text:p>2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87" calcext:value-type="float">
            <text:p>2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88" calcext:value-type="float">
            <text:p>2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89" calcext:value-type="float">
            <text:p>2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90" calcext:value-type="float">
            <text:p>2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91" calcext:value-type="float">
            <text:p>2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92" calcext:value-type="float">
            <text:p>2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93" calcext:value-type="float">
            <text:p>2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94" calcext:value-type="float">
            <text:p>2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transfer</text:p>
          </table:table-cell>
          <table:table-cell office:value-type="float" office:value="2195" calcext:value-type="float">
            <text:p>2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office:value-type="string" calcext:value-type="string">
            <text:p>dk_transfer</text:p>
          </table:table-cell>
          <table:table-cell office:value-type="string" calcext:value-type="string">
            <text:p>deposit</text:p>
          </table:table-cell>
          <table:table-cell office:value-type="float" office:value="2196" calcext:value-type="float">
            <text:p>2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197" calcext:value-type="float">
            <text:p>2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98" calcext:value-type="float">
            <text:p>2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199" calcext:value-type="float">
            <text:p>2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00" calcext:value-type="float">
            <text:p>2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01" calcext:value-type="float">
            <text:p>2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office:value-type="string" calcext:value-type="string">
            <text:p>dk_transfer</text:p>
          </table:table-cell>
          <table:table-cell office:value-type="string" calcext:value-type="string">
            <text:p>deposit</text:p>
          </table:table-cell>
          <table:table-cell office:value-type="float" office:value="2202" calcext:value-type="float">
            <text:p>2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03" calcext:value-type="float">
            <text:p>2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04" calcext:value-type="float">
            <text:p>2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05" calcext:value-type="float">
            <text:p>2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06" calcext:value-type="float">
            <text:p>2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07" calcext:value-type="float">
            <text:p>2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08" calcext:value-type="float">
            <text:p>2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09" calcext:value-type="float">
            <text:p>2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10" calcext:value-type="float">
            <text:p>2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11" calcext:value-type="float">
            <text:p>2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212" calcext:value-type="float">
            <text:p>2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13" calcext:value-type="float">
            <text:p>2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14" calcext:value-type="float">
            <text:p>2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15" calcext:value-type="float">
            <text:p>2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16" calcext:value-type="float">
            <text:p>2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17" calcext:value-type="float">
            <text:p>2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18" calcext:value-type="float">
            <text:p>2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19" calcext:value-type="float">
            <text:p>2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20" calcext:value-type="float">
            <text:p>2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21" calcext:value-type="float">
            <text:p>2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22" calcext:value-type="float">
            <text:p>2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23" calcext:value-type="float">
            <text:p>2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24" calcext:value-type="float">
            <text:p>2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225" calcext:value-type="float">
            <text:p>2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26" calcext:value-type="float">
            <text:p>2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27" calcext:value-type="float">
            <text:p>2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28" calcext:value-type="float">
            <text:p>2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29" calcext:value-type="float">
            <text:p>2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30" calcext:value-type="float">
            <text:p>2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31" calcext:value-type="float">
            <text:p>2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232" calcext:value-type="float">
            <text:p>2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33" calcext:value-type="float">
            <text:p>22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34" calcext:value-type="float">
            <text:p>2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35" calcext:value-type="float">
            <text:p>2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36" calcext:value-type="float">
            <text:p>2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37" calcext:value-type="float">
            <text:p>2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38" calcext:value-type="float">
            <text:p>2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239" calcext:value-type="float">
            <text:p>2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40" calcext:value-type="float">
            <text:p>2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241" calcext:value-type="float">
            <text:p>2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42" calcext:value-type="float">
            <text:p>2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escalation</text:p>
          </table:table-cell>
          <table:table-cell office:value-type="float" office:value="2243" calcext:value-type="float">
            <text:p>2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44" calcext:value-type="float">
            <text:p>2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45" calcext:value-type="float">
            <text:p>2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46" calcext:value-type="float">
            <text:p>2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47" calcext:value-type="float">
            <text:p>2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48" calcext:value-type="float">
            <text:p>2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49" calcext:value-type="float">
            <text:p>2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50" calcext:value-type="float">
            <text:p>2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51" calcext:value-type="float">
            <text:p>2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52" calcext:value-type="float">
            <text:p>2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53" calcext:value-type="float">
            <text:p>2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54" calcext:value-type="float">
            <text:p>2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55" calcext:value-type="float">
            <text:p>2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56" calcext:value-type="float">
            <text:p>2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257" calcext:value-type="float">
            <text:p>2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258" calcext:value-type="float">
            <text:p>2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59" calcext:value-type="float">
            <text:p>2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remium_sales</text:p>
          </table:table-cell>
          <table:table-cell office:value-type="float" office:value="2260" calcext:value-type="float">
            <text:p>2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61" calcext:value-type="float">
            <text:p>2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62" calcext:value-type="float">
            <text:p>2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63" calcext:value-type="float">
            <text:p>2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64" calcext:value-type="float">
            <text:p>2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65" calcext:value-type="float">
            <text:p>22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66" calcext:value-type="float">
            <text:p>2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67" calcext:value-type="float">
            <text:p>2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68" calcext:value-type="float">
            <text:p>2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69" calcext:value-type="float">
            <text:p>2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70" calcext:value-type="float">
            <text:p>2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71" calcext:value-type="float">
            <text:p>2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72" calcext:value-type="float">
            <text:p>2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73" calcext:value-type="float">
            <text:p>2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74" calcext:value-type="float">
            <text:p>2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75" calcext:value-type="float">
            <text:p>2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76" calcext:value-type="float">
            <text:p>2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77" calcext:value-type="float">
            <text:p>2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78" calcext:value-type="float">
            <text:p>2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79" calcext:value-type="float">
            <text:p>2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80" calcext:value-type="float">
            <text:p>22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81" calcext:value-type="float">
            <text:p>2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82" calcext:value-type="float">
            <text:p>2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83" calcext:value-type="float">
            <text:p>2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84" calcext:value-type="float">
            <text:p>2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85" calcext:value-type="float">
            <text:p>2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86" calcext:value-type="float">
            <text:p>2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87" calcext:value-type="float">
            <text:p>2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88" calcext:value-type="float">
            <text:p>2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89" calcext:value-type="float">
            <text:p>2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90" calcext:value-type="float">
            <text:p>22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91" calcext:value-type="float">
            <text:p>2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92" calcext:value-type="float">
            <text:p>2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93" calcext:value-type="float">
            <text:p>22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94" calcext:value-type="float">
            <text:p>2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95" calcext:value-type="float">
            <text:p>22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96" calcext:value-type="float">
            <text:p>2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297" calcext:value-type="float">
            <text:p>22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298" calcext:value-type="float">
            <text:p>2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299" calcext:value-type="float">
            <text:p>2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00" calcext:value-type="float">
            <text:p>2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01" calcext:value-type="float">
            <text:p>2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02" calcext:value-type="float">
            <text:p>2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03" calcext:value-type="float">
            <text:p>2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pm_back</text:p>
          </table:table-cell>
          <table:table-cell office:value-type="float" office:value="2304" calcext:value-type="float">
            <text:p>2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05" calcext:value-type="float">
            <text:p>23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06" calcext:value-type="float">
            <text:p>23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07" calcext:value-type="float">
            <text:p>2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08" calcext:value-type="float">
            <text:p>2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09" calcext:value-type="float">
            <text:p>23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10" calcext:value-type="float">
            <text:p>23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11" calcext:value-type="float">
            <text:p>2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12" calcext:value-type="float">
            <text:p>23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13" calcext:value-type="float">
            <text:p>23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14" calcext:value-type="float">
            <text:p>2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_top_client</text:p>
          </table:table-cell>
          <table:table-cell office:value-type="float" office:value="2315" calcext:value-type="float">
            <text:p>2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16" calcext:value-type="float">
            <text:p>2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17" calcext:value-type="float">
            <text:p>2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18" calcext:value-type="float">
            <text:p>2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19" calcext:value-type="float">
            <text:p>23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20" calcext:value-type="float">
            <text:p>23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21" calcext:value-type="float">
            <text:p>2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22" calcext:value-type="float">
            <text:p>2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23" calcext:value-type="float">
            <text:p>2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office:value-type="string" calcext:value-type="string">
            <text:p>dk_cobrands</text:p>
          </table:table-cell>
          <table:table-cell office:value-type="string" calcext:value-type="string">
            <text:p>deposit</text:p>
          </table:table-cell>
          <table:table-cell office:value-type="float" office:value="2324" calcext:value-type="float">
            <text:p>23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25" calcext:value-type="float">
            <text:p>2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26" calcext:value-type="float">
            <text:p>23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27" calcext:value-type="float">
            <text:p>23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28" calcext:value-type="float">
            <text:p>2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29" calcext:value-type="float">
            <text:p>2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30" calcext:value-type="float">
            <text:p>23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31" calcext:value-type="float">
            <text:p>2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32" calcext:value-type="float">
            <text:p>23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33" calcext:value-type="float">
            <text:p>2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34" calcext:value-type="float">
            <text:p>23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35" calcext:value-type="float">
            <text:p>23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36" calcext:value-type="float">
            <text:p>2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37" calcext:value-type="float">
            <text:p>23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38" calcext:value-type="float">
            <text:p>2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39" calcext:value-type="float">
            <text:p>23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40" calcext:value-type="float">
            <text:p>23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41" calcext:value-type="float">
            <text:p>23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42" calcext:value-type="float">
            <text:p>2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43" calcext:value-type="float">
            <text:p>23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44" calcext:value-type="float">
            <text:p>23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45" calcext:value-type="float">
            <text:p>2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46" calcext:value-type="float">
            <text:p>2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47" calcext:value-type="float">
            <text:p>2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48" calcext:value-type="float">
            <text:p>2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49" calcext:value-type="float">
            <text:p>2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50" calcext:value-type="float">
            <text:p>2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51" calcext:value-type="float">
            <text:p>23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52" calcext:value-type="float">
            <text:p>23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353" calcext:value-type="float">
            <text:p>2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service</text:p>
          </table:table-cell>
          <table:table-cell office:value-type="float" office:value="2354" calcext:value-type="float">
            <text:p>2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_top_client</text:p>
          </table:table-cell>
          <table:table-cell office:value-type="float" office:value="2355" calcext:value-type="float">
            <text:p>2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56" calcext:value-type="float">
            <text:p>2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57" calcext:value-type="float">
            <text:p>23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58" calcext:value-type="float">
            <text:p>23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59" calcext:value-type="float">
            <text:p>2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60" calcext:value-type="float">
            <text:p>23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61" calcext:value-type="float">
            <text:p>2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62" calcext:value-type="float">
            <text:p>23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63" calcext:value-type="float">
            <text:p>2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64" calcext:value-type="float">
            <text:p>2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365" calcext:value-type="float">
            <text:p>23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66" calcext:value-type="float">
            <text:p>23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67" calcext:value-type="float">
            <text:p>23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68" calcext:value-type="float">
            <text:p>2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69" calcext:value-type="float">
            <text:p>23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70" calcext:value-type="float">
            <text:p>23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71" calcext:value-type="float">
            <text:p>23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72" calcext:value-type="float">
            <text:p>23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9" calcext:value-type="date">
            <text:p>29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73" calcext:value-type="float">
            <text:p>23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74" calcext:value-type="float">
            <text:p>23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75" calcext:value-type="float">
            <text:p>2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76" calcext:value-type="float">
            <text:p>23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77" calcext:value-type="float">
            <text:p>23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78" calcext:value-type="float">
            <text:p>2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79" calcext:value-type="float">
            <text:p>23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80" calcext:value-type="float">
            <text:p>23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81" calcext:value-type="float">
            <text:p>2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4" calcext:value-type="date">
            <text:p>24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82" calcext:value-type="float">
            <text:p>23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83" calcext:value-type="float">
            <text:p>23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84" calcext:value-type="float">
            <text:p>23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85" calcext:value-type="float">
            <text:p>23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86" calcext:value-type="float">
            <text:p>23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87" calcext:value-type="float">
            <text:p>23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88" calcext:value-type="float">
            <text:p>23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89" calcext:value-type="float">
            <text:p>23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90" calcext:value-type="float">
            <text:p>23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91" calcext:value-type="float">
            <text:p>23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92" calcext:value-type="float">
            <text:p>2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93" calcext:value-type="float">
            <text:p>23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94" calcext:value-type="float">
            <text:p>23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95" calcext:value-type="float">
            <text:p>23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96" calcext:value-type="float">
            <text:p>23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97" calcext:value-type="float">
            <text:p>2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398" calcext:value-type="float">
            <text:p>23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399" calcext:value-type="float">
            <text:p>23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00" calcext:value-type="float">
            <text:p>2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01" calcext:value-type="float">
            <text:p>24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02" calcext:value-type="float">
            <text:p>2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03" calcext:value-type="float">
            <text:p>24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04" calcext:value-type="float">
            <text:p>2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05" calcext:value-type="float">
            <text:p>24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06" calcext:value-type="float">
            <text:p>24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07" calcext:value-type="float">
            <text:p>24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08" calcext:value-type="float">
            <text:p>24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09" calcext:value-type="float">
            <text:p>24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10" calcext:value-type="float">
            <text:p>24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11" calcext:value-type="float">
            <text:p>24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12" calcext:value-type="float">
            <text:p>24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13" calcext:value-type="float">
            <text:p>24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14" calcext:value-type="float">
            <text:p>2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15" calcext:value-type="float">
            <text:p>24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16" calcext:value-type="float">
            <text:p>24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17" calcext:value-type="float">
            <text:p>2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418" calcext:value-type="float">
            <text:p>24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19" calcext:value-type="float">
            <text:p>24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20" calcext:value-type="float">
            <text:p>24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21" calcext:value-type="float">
            <text:p>24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22" calcext:value-type="float">
            <text:p>24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23" calcext:value-type="float">
            <text:p>2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24" calcext:value-type="float">
            <text:p>2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2" calcext:value-type="date">
            <text:p>22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25" calcext:value-type="float">
            <text:p>24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26" calcext:value-type="float">
            <text:p>24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27" calcext:value-type="float">
            <text:p>2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28" calcext:value-type="float">
            <text:p>24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29" calcext:value-type="float">
            <text:p>24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30" calcext:value-type="float">
            <text:p>24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cobrands_transfer</text:p>
          </table:table-cell>
          <table:table-cell office:value-type="float" office:value="2431" calcext:value-type="float">
            <text:p>24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32" calcext:value-type="float">
            <text:p>24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33" calcext:value-type="float">
            <text:p>24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34" calcext:value-type="float">
            <text:p>24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35" calcext:value-type="float">
            <text:p>2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dvisor_dk</text:p>
          </table:table-cell>
          <table:table-cell office:value-type="float" office:value="2436" calcext:value-type="float">
            <text:p>24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37" calcext:value-type="float">
            <text:p>24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6" calcext:value-type="date">
            <text:p>26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38" calcext:value-type="float">
            <text:p>24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39" calcext:value-type="float">
            <text:p>24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440" calcext:value-type="float">
            <text:p>24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v_top_client</text:p>
          </table:table-cell>
          <table:table-cell office:value-type="float" office:value="2441" calcext:value-type="float">
            <text:p>24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42" calcext:value-type="float">
            <text:p>24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43" calcext:value-type="float">
            <text:p>24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44" calcext:value-type="float">
            <text:p>24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45" calcext:value-type="float">
            <text:p>24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2" calcext:value-type="date">
            <text:p>02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46" calcext:value-type="float">
            <text:p>24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47" calcext:value-type="float">
            <text:p>24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48" calcext:value-type="float">
            <text:p>24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1" calcext:value-type="date">
            <text:p>3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49" calcext:value-type="float">
            <text:p>24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50" calcext:value-type="float">
            <text:p>2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51" calcext:value-type="float">
            <text:p>24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52" calcext:value-type="float">
            <text:p>24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53" calcext:value-type="float">
            <text:p>24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3" calcext:value-type="date">
            <text:p>03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54" calcext:value-type="float">
            <text:p>24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55" calcext:value-type="float">
            <text:p>24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30" calcext:value-type="date">
            <text:p>3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56" calcext:value-type="float">
            <text:p>24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8" calcext:value-type="date">
            <text:p>28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57" calcext:value-type="float">
            <text:p>24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58" calcext:value-type="float">
            <text:p>24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4" calcext:value-type="date">
            <text:p>04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59" calcext:value-type="float">
            <text:p>24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460" calcext:value-type="float">
            <text:p>24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reyding</text:p>
          </table:table-cell>
          <table:table-cell office:value-type="float" office:value="2461" calcext:value-type="float">
            <text:p>24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62" calcext:value-type="float">
            <text:p>24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6" calcext:value-type="date">
            <text:p>06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63" calcext:value-type="float">
            <text:p>24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64" calcext:value-type="float">
            <text:p>24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65" calcext:value-type="float">
            <text:p>2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8" calcext:value-type="date">
            <text:p>08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66" calcext:value-type="float">
            <text:p>24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67" calcext:value-type="float">
            <text:p>2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68" calcext:value-type="float">
            <text:p>24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69" calcext:value-type="float">
            <text:p>24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1" calcext:value-type="date">
            <text:p>01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70" calcext:value-type="float">
            <text:p>2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0" calcext:value-type="date">
            <text:p>10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71" calcext:value-type="float">
            <text:p>2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4" calcext:value-type="date">
            <text:p>14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72" calcext:value-type="float">
            <text:p>24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5" calcext:value-type="date">
            <text:p>15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73" calcext:value-type="float">
            <text:p>24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1" calcext:value-type="date">
            <text:p>21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74" calcext:value-type="float">
            <text:p>24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3" calcext:value-type="date">
            <text:p>13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k_transfer_reserve</text:p>
          </table:table-cell>
          <table:table-cell office:value-type="float" office:value="2475" calcext:value-type="float">
            <text:p>24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9" calcext:value-type="date">
            <text:p>09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76" calcext:value-type="float">
            <text:p>24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7" calcext:value-type="date">
            <text:p>07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77" calcext:value-type="float">
            <text:p>24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6" calcext:value-type="date">
            <text:p>16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78" calcext:value-type="float">
            <text:p>2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1" calcext:value-type="date">
            <text:p>11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79" calcext:value-type="float">
            <text:p>24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3" calcext:value-type="date">
            <text:p>23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80" calcext:value-type="float">
            <text:p>2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05" calcext:value-type="date">
            <text:p>05.02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81" calcext:value-type="float">
            <text:p>24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5" calcext:value-type="date">
            <text:p>25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82" calcext:value-type="float">
            <text:p>24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1-20" calcext:value-type="date">
            <text:p>20.01.2022</text:p>
          </table:table-cell>
          <table:table-cell table:number-columns-repeated="2" office:value-type="string" calcext:value-type="string">
            <text:p>deposit</text:p>
          </table:table-cell>
          <table:table-cell office:value-type="float" office:value="2483" calcext:value-type="float">
            <text:p>24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копительный счет</text:p>
          </table:table-cell>
          <table:table-cell table:style-name="ce1" office:value-type="date" office:date-value="2022-02-12" calcext:value-type="date">
            <text:p>12.02.2022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assist</text:p>
          </table:table-cell>
          <table:table-cell office:value-type="float" office:value="2484" calcext:value-type="float">
            <text:p>2484</text:p>
          </table:table-cell>
          <table:table-cell table:number-columns-repeated="1019"/>
        </table:table-row>
        <table:table-row table:style-name="ro1" table:number-rows-repeated="10460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Чаты.A1:Чаты.E248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Чаты" style:display-name="PageStyle_Чат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